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6pt" fo:font-weight="normal" officeooo:rsid="00164119" officeooo:paragraph-rsid="00164119" style:font-size-asian="14pt" style:font-weight-asian="normal" style:font-size-complex="16pt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fo:font-weight="normal" officeooo:rsid="00237f65" officeooo:paragraph-rsid="00237f65" style:font-size-asian="14pt" style:font-weight-asian="normal" style:font-size-complex="16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fo:font-weight="normal" officeooo:rsid="00237f65" officeooo:paragraph-rsid="0030567d" style:font-size-asian="14pt" style:font-weight-asian="normal" style:font-size-complex="16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6pt" fo:font-weight="normal" officeooo:rsid="0014c1fe" officeooo:paragraph-rsid="0014c1fe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6pt" fo:font-weight="normal" officeooo:rsid="0046d960" officeooo:paragraph-rsid="0046d960" style:font-size-asian="14pt" style:font-weight-asian="normal" style:font-size-complex="16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6pt" fo:font-weight="normal" officeooo:rsid="0046d960" officeooo:paragraph-rsid="0061109e" style:font-size-asian="14pt" style:font-weight-asian="normal" style:font-size-complex="16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font-weight="normal" officeooo:rsid="0046d960" officeooo:paragraph-rsid="007c94f8" style:font-size-asian="14pt" style:font-weight-asian="normal" style:font-size-complex="16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0c23d17" style:font-size-asian="14pt" style:font-weight-asian="normal" style:font-size-complex="16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0c76ec2" style:font-size-asian="14pt" style:font-weight-asian="normal" style:font-size-complex="16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1d18c1" style:font-size-asian="14pt" style:font-weight-asian="normal" style:font-size-complex="16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28d8cb" style:font-size-asian="14pt" style:font-weight-asian="normal" style:font-size-complex="16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38d46a" style:font-size-asian="14pt" style:font-weight-asian="normal" style:font-size-complex="16pt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3fc7c3" style:font-size-asian="14pt" style:font-weight-asian="normal" style:font-size-complex="16pt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61ab81" style:font-size-asian="14pt" style:font-weight-asian="normal" style:font-size-complex="16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647d60" style:font-size-asian="14pt" style:font-weight-asian="normal" style:font-size-complex="16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71e6ab" style:font-size-asian="14pt" style:font-weight-asian="normal" style:font-size-complex="16pt" style:font-weight-complex="normal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730f03" style:font-size-asian="14pt" style:font-weight-asian="normal" style:font-size-complex="16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749360" style:font-size-asian="14pt" style:font-weight-asian="normal" style:font-size-complex="16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766030" style:font-size-asian="14pt" style:font-weight-asian="normal" style:font-size-complex="16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7a8d7f" style:font-size-asian="14pt" style:font-weight-asian="normal" style:font-size-complex="16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7d10a1" style:font-size-asian="14pt" style:font-weight-asian="normal" style:font-size-complex="16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7da7d7" style:font-size-asian="14pt" style:font-weight-asian="normal" style:font-size-complex="16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7f5177" style:font-size-asian="14pt" style:font-weight-asian="normal" style:font-size-complex="16pt" style:font-weight-complex="normal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e209d5" style:font-size-asian="14pt" style:font-weight-asian="normal" style:font-size-complex="16pt" style:font-weight-complex="normal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ff09e7" style:font-size-asian="14pt" style:font-weight-asian="normal" style:font-size-complex="16pt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20b84bf" style:font-size-asian="14pt" style:font-weight-asian="normal" style:font-size-complex="16pt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269c723" style:font-size-asian="14pt" style:font-weight-asian="normal" style:font-size-complex="16pt" style:font-weight-complex="normal"/>
    </style:style>
    <style:style style:name="P28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56e45b" style:font-size-asian="14pt" style:font-weight-asian="normal" style:font-size-complex="16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5beec5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9e986b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a08640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a0c511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a28f96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a4497c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a4ff63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ad3719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b01010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e68af9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e6c3e9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e8b65f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1ea946b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54e96f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606b9f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1" fo:font-size="16pt" fo:font-weight="normal" officeooo:rsid="00aaf5ff" officeooo:paragraph-rsid="03f02713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1" fo:font-size="16pt" fo:font-weight="bold" officeooo:rsid="00aaf5ff" officeooo:paragraph-rsid="0196d6e2" style:font-size-asian="14pt" style:font-weight-asian="bold" style:font-size-complex="16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font-name="Arial1" fo:font-size="16pt" fo:font-weight="bold" officeooo:rsid="00aaf5ff" officeooo:paragraph-rsid="0198c9ea" style:font-size-asian="14pt" style:font-weight-asian="bold" style:font-size-complex="16pt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font-name="Arial1" fo:font-size="16pt" fo:font-weight="bold" officeooo:rsid="00aaf5ff" officeooo:paragraph-rsid="03864aeb" style:font-size-asian="14pt" style:font-weight-asian="bold" style:font-size-complex="16pt" style:font-weight-complex="bold"/>
    </style:style>
    <style:style style:name="P48" style:family="paragraph" style:parent-style-name="Standard">
      <style:paragraph-properties fo:text-align="justify" style:justify-single-word="false"/>
      <style:text-properties style:font-name="Arial1" fo:font-size="16pt" fo:font-weight="bold" officeooo:rsid="00aaf5ff" officeooo:paragraph-rsid="04268e8a" style:font-size-asian="14pt" style:font-weight-asian="bold" style:font-size-complex="16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Arial1" fo:font-size="16pt" fo:font-weight="bold" officeooo:rsid="016c3ee3" officeooo:paragraph-rsid="016c3ee3" style:font-size-asian="14pt" style:font-weight-asian="bold" style:font-size-complex="16pt" style:font-weight-complex="bold"/>
    </style:style>
    <style:style style:name="P50" style:family="paragraph" style:parent-style-name="Standard">
      <style:paragraph-properties fo:text-align="center" style:justify-single-word="false"/>
      <style:text-properties style:font-name="Arial1" fo:font-size="16pt" fo:font-weight="bold" officeooo:rsid="016c3ee3" officeooo:paragraph-rsid="016e3c38" style:font-size-asian="14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27a8b0f" style:font-size-asian="14pt" style:font-weight-asian="bold" style:font-size-complex="16pt" style:font-weight-complex="bold"/>
    </style:style>
    <style:style style:name="P52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27e5530" style:font-size-asian="14pt" style:font-weight-asian="bold" style:font-size-complex="16pt" style:font-weight-complex="bold"/>
    </style:style>
    <style:style style:name="P53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280ef7f" style:font-size-asian="14pt" style:font-weight-asian="bold" style:font-size-complex="16pt" style:font-weight-complex="bold"/>
    </style:style>
    <style:style style:name="P54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2812b66" style:font-size-asian="14pt" style:font-weight-asian="bold" style:font-size-complex="16pt" style:font-weight-complex="bold"/>
    </style:style>
    <style:style style:name="P55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2815559" style:font-size-asian="14pt" style:font-weight-asian="bold" style:font-size-complex="16pt" style:font-weight-complex="bold"/>
    </style:style>
    <style:style style:name="P56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28233f6" style:font-size-asian="14pt" style:font-weight-asian="bold" style:font-size-complex="16pt" style:font-weight-complex="bold"/>
    </style:style>
    <style:style style:name="P57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283556f" style:font-size-asian="14pt" style:font-weight-asian="bold" style:font-size-complex="16pt" style:font-weight-complex="bold"/>
    </style:style>
    <style:style style:name="P58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2840bbc" style:font-size-asian="14pt" style:font-weight-asian="bold" style:font-size-complex="16pt" style:font-weight-complex="bold"/>
    </style:style>
    <style:style style:name="P59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2851ae5" style:font-size-asian="14pt" style:font-weight-asian="bold" style:font-size-complex="16pt" style:font-weight-complex="bold"/>
    </style:style>
    <style:style style:name="P60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27a8b0f" style:font-size-asian="14pt" style:font-weight-asian="bold" style:font-size-complex="16pt" style:font-weight-complex="bold"/>
    </style:style>
    <style:style style:name="P61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27b35a4" style:font-size-asian="14pt" style:font-weight-asian="bold" style:font-size-complex="16pt" style:font-weight-complex="bold"/>
    </style:style>
    <style:style style:name="P62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2d63fb3" style:font-size-asian="14pt" style:font-weight-asian="bold" style:font-size-complex="16pt" style:font-weight-complex="bold"/>
    </style:style>
    <style:style style:name="P63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3bd6944" style:font-size-asian="14pt" style:font-weight-asian="bold" style:font-size-complex="16pt" style:font-weight-complex="bold"/>
    </style:style>
    <style:style style:name="P64" style:family="paragraph" style:parent-style-name="Standard">
      <style:paragraph-properties fo:text-align="center" style:justify-single-word="false"/>
      <style:text-properties style:font-name="Arial1" fo:font-size="16pt" fo:font-weight="bold" officeooo:rsid="017819f6" officeooo:paragraph-rsid="017819f6" style:font-size-asian="14pt" style:font-weight-asian="bold" style:font-size-complex="16pt" style:font-weight-complex="bold"/>
    </style:style>
    <style:style style:name="P65" style:family="paragraph" style:parent-style-name="Standard">
      <style:paragraph-properties fo:text-align="center" style:justify-single-word="false"/>
      <style:text-properties style:font-name="Arial1" fo:font-size="16pt" fo:font-weight="bold" officeooo:rsid="00e9dc8e" officeooo:paragraph-rsid="00e9dc8e" style:font-size-asian="14pt" style:font-weight-asian="bold" style:font-size-complex="16pt" style:font-weight-complex="bold"/>
    </style:style>
    <style:style style:name="P66" style:family="paragraph" style:parent-style-name="Standard">
      <style:paragraph-properties fo:text-align="center" style:justify-single-word="false"/>
      <style:text-properties style:font-name="Arial1" fo:font-size="16pt" fo:font-weight="bold" officeooo:rsid="00e9dc8e" officeooo:paragraph-rsid="01df85e6" style:font-size-asian="14pt" style:font-weight-asian="bold" style:font-size-complex="16pt" style:font-weight-complex="bold"/>
    </style:style>
    <style:style style:name="P67" style:family="paragraph" style:parent-style-name="Standard">
      <style:paragraph-properties fo:text-align="justify" style:justify-single-word="false"/>
      <style:text-properties style:font-name="Arial1" fo:font-size="16pt" fo:font-weight="bold" officeooo:rsid="02787c27" officeooo:paragraph-rsid="037c6b30" style:font-size-asian="16pt" style:font-weight-asian="bold" style:font-size-complex="16pt" style:font-weight-complex="bold"/>
    </style:style>
    <style:style style:name="P68" style:family="paragraph" style:parent-style-name="Standard">
      <style:paragraph-properties fo:text-align="justify" style:justify-single-word="false"/>
      <style:text-properties style:font-name="Arial1" fo:font-size="16pt" fo:font-weight="bold" officeooo:rsid="00237f65" officeooo:paragraph-rsid="037c6b30" style:font-size-asian="16pt" style:font-weight-asian="bold" style:font-size-complex="16pt" style:font-weight-complex="bold"/>
    </style:style>
    <style:style style:name="P69" style:family="paragraph" style:parent-style-name="Standard">
      <style:paragraph-properties fo:text-align="justify" style:justify-single-word="false"/>
      <style:text-properties style:font-name="Arial1" fo:font-size="16pt" fo:font-weight="bold" officeooo:rsid="0046d960" officeooo:paragraph-rsid="037c6b30" style:font-size-asian="16pt" style:font-weight-asian="bold" style:font-size-complex="16pt" style:font-weight-complex="bold"/>
    </style:style>
    <style:style style:name="P70" style:family="paragraph" style:parent-style-name="Standard">
      <style:paragraph-properties fo:text-align="center" style:justify-single-word="false"/>
      <style:text-properties style:font-name="Arial1" fo:font-size="26pt" fo:font-weight="bold" officeooo:rsid="0014c1fe" officeooo:paragraph-rsid="0014c1fe" style:font-size-asian="22.75pt" style:font-weight-asian="bold" style:font-size-complex="26pt" style:font-weight-complex="bold"/>
    </style:style>
    <style:style style:name="P71" style:family="paragraph" style:parent-style-name="Standard">
      <style:paragraph-properties fo:text-align="justify" style:justify-single-word="false"/>
      <style:text-properties style:font-name="Arial1" fo:font-size="26pt" fo:font-weight="bold" officeooo:rsid="00237f65" officeooo:paragraph-rsid="00237f65" style:font-size-asian="22.75pt" style:font-weight-asian="bold" style:font-size-complex="26pt" style:font-weight-complex="bold"/>
    </style:style>
    <style:style style:name="P72" style:family="paragraph" style:parent-style-name="Standard">
      <style:paragraph-properties fo:text-align="justify" style:justify-single-word="false"/>
      <style:text-properties style:font-name="Arial1" fo:font-size="26pt" fo:font-weight="bold" officeooo:rsid="0046d960" officeooo:paragraph-rsid="0046d960" style:font-size-asian="22.75pt" style:font-weight-asian="bold" style:font-size-complex="26pt" style:font-weight-complex="bold"/>
    </style:style>
    <style:style style:name="P73" style:family="paragraph" style:parent-style-name="Standard">
      <style:paragraph-properties fo:text-align="justify" style:justify-single-word="false"/>
      <style:text-properties style:font-name="Arial1" fo:font-size="26pt" fo:font-weight="bold" officeooo:rsid="00aaf5ff" officeooo:paragraph-rsid="00aaf5ff" style:font-size-asian="22.75pt" style:font-weight-asian="bold" style:font-size-complex="26pt" style:font-weight-complex="bold"/>
    </style:style>
    <style:style style:name="P74" style:family="paragraph" style:parent-style-name="Standard">
      <style:paragraph-properties fo:text-align="justify" style:justify-single-word="false"/>
      <style:text-properties style:font-name="Arial1" fo:font-size="26pt" fo:font-weight="bold" officeooo:rsid="00aaf5ff" officeooo:paragraph-rsid="01d0dfc3" style:font-size-asian="22.75pt" style:font-weight-asian="bold" style:font-size-complex="26pt" style:font-weight-complex="bold"/>
    </style:style>
    <style:style style:name="P75" style:family="paragraph" style:parent-style-name="Standard">
      <style:paragraph-properties fo:text-align="justify" style:justify-single-word="false"/>
      <style:text-properties style:font-name="Arial1" fo:font-size="26pt" fo:font-weight="bold" officeooo:rsid="00aaf5ff" officeooo:paragraph-rsid="0205d766" style:font-size-asian="22.75pt" style:font-weight-asian="bold" style:font-size-complex="26pt" style:font-weight-complex="bold"/>
    </style:style>
    <style:style style:name="P76" style:family="paragraph" style:parent-style-name="Standard">
      <style:paragraph-properties fo:text-align="justify" style:justify-single-word="false"/>
      <style:text-properties style:font-name="Arial1" fo:font-size="26pt" fo:font-weight="bold" officeooo:rsid="00aaf5ff" officeooo:paragraph-rsid="020736ac" style:font-size-asian="22.75pt" style:font-weight-asian="bold" style:font-size-complex="26pt" style:font-weight-complex="bold"/>
    </style:style>
    <style:style style:name="P77" style:family="paragraph" style:parent-style-name="Standard">
      <style:paragraph-properties fo:text-align="justify" style:justify-single-word="false"/>
      <style:text-properties style:font-name="Arial1" fo:font-size="26pt" fo:font-weight="bold" officeooo:rsid="00aaf5ff" officeooo:paragraph-rsid="023eae5d" style:font-size-asian="22.75pt" style:font-weight-asian="bold" style:font-size-complex="26pt" style:font-weight-complex="bold"/>
    </style:style>
    <style:style style:name="P78" style:family="paragraph" style:parent-style-name="Standard">
      <style:paragraph-properties fo:text-align="justify" style:justify-single-word="false"/>
      <style:text-properties style:font-name="Arial1" fo:font-size="26pt" fo:font-weight="bold" officeooo:rsid="02787c27" officeooo:paragraph-rsid="02787c27" style:font-size-asian="22.75pt" style:font-weight-asian="bold" style:font-size-complex="26pt" style:font-weight-complex="bold"/>
    </style:style>
    <style:style style:name="P79" style:family="paragraph" style:parent-style-name="Standard">
      <style:paragraph-properties fo:text-align="justify" style:justify-single-word="false"/>
      <style:text-properties style:font-name="Arial" fo:font-size="16pt" fo:font-weight="normal" officeooo:rsid="00a14c87" officeooo:paragraph-rsid="007c94f8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" fo:font-size="16pt" fo:font-weight="normal" officeooo:rsid="00d8b4a4" officeooo:paragraph-rsid="01ff09e7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" fo:font-size="16pt" fo:font-weight="normal" officeooo:rsid="00aaf5ff" officeooo:paragraph-rsid="00aaf5ff" style:font-size-asian="14pt" style:font-weight-asian="normal" style:font-size-complex="16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" fo:font-size="16pt" fo:font-weight="normal" officeooo:rsid="00c515fa" officeooo:paragraph-rsid="00c23d17" style:font-size-asian="14pt" style:font-weight-asian="normal" style:font-size-complex="16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rial" fo:font-size="16pt" fo:font-weight="normal" officeooo:rsid="00d0e3c8" officeooo:paragraph-rsid="00c76ec2" style:font-size-asian="14pt" style:font-weight-asian="normal" style:font-size-complex="16pt" style:font-weight-complex="normal"/>
    </style:style>
    <style:style style:name="P84" style:family="paragraph" style:parent-style-name="Standard">
      <style:paragraph-properties fo:text-align="justify" style:justify-single-word="false"/>
      <style:text-properties style:font-name="Arial" fo:font-size="16pt" fo:font-weight="normal" officeooo:rsid="00d0e3c8" officeooo:paragraph-rsid="0161ab81" style:font-size-asian="14pt" style:font-weight-asian="normal" style:font-size-complex="16pt" style:font-weight-complex="normal"/>
    </style:style>
    <style:style style:name="P85" style:family="paragraph" style:parent-style-name="Standard">
      <style:paragraph-properties fo:text-align="justify" style:justify-single-word="false"/>
      <style:text-properties style:font-name="Arial" fo:font-size="16pt" fo:font-weight="normal" officeooo:rsid="010cf299" officeooo:paragraph-rsid="010cf299" style:font-size-asian="14pt" style:font-weight-asian="normal" style:font-size-complex="16pt" style:font-weight-complex="normal"/>
    </style:style>
    <style:style style:name="P86" style:family="paragraph" style:parent-style-name="Standard">
      <style:paragraph-properties fo:text-align="justify" style:justify-single-word="false"/>
      <style:text-properties style:font-name="Arial" fo:font-size="16pt" fo:font-weight="normal" officeooo:rsid="010cf299" officeooo:paragraph-rsid="0161ab81" style:font-size-asian="14pt" style:font-weight-asian="normal" style:font-size-complex="16pt" style:font-weight-complex="normal"/>
    </style:style>
    <style:style style:name="P87" style:family="paragraph" style:parent-style-name="Standard">
      <style:paragraph-properties fo:text-align="justify" style:justify-single-word="false"/>
      <style:text-properties style:font-name="Arial" fo:font-size="16pt" fo:font-weight="normal" officeooo:rsid="012228d7" officeooo:paragraph-rsid="012228d7" style:font-size-asian="14pt" style:font-weight-asian="normal" style:font-size-complex="16pt" style:font-weight-complex="normal"/>
    </style:style>
    <style:style style:name="P88" style:family="paragraph" style:parent-style-name="Standard">
      <style:paragraph-properties fo:text-align="justify" style:justify-single-word="false"/>
      <style:text-properties style:font-name="Arial" fo:font-size="16pt" fo:font-weight="normal" officeooo:rsid="012228d7" officeooo:paragraph-rsid="0161ab81" style:font-size-asian="14pt" style:font-weight-asian="normal" style:font-size-complex="16pt" style:font-weight-complex="normal"/>
    </style:style>
    <style:style style:name="P89" style:family="paragraph" style:parent-style-name="Standard">
      <style:paragraph-properties fo:text-align="justify" style:justify-single-word="false"/>
      <style:text-properties style:font-name="Arial" fo:font-size="16pt" fo:font-weight="normal" officeooo:rsid="012228d7" officeooo:paragraph-rsid="01e8b65f" style:font-size-asian="14pt" style:font-weight-asian="normal" style:font-size-complex="16pt" style:font-weight-complex="normal"/>
    </style:style>
    <style:style style:name="P90" style:family="paragraph" style:parent-style-name="Standard">
      <style:paragraph-properties fo:text-align="justify" style:justify-single-word="false"/>
      <style:text-properties style:font-name="Arial" fo:font-size="16pt" fo:font-weight="normal" officeooo:rsid="0133d181" officeooo:paragraph-rsid="0134af22" style:font-size-asian="14pt" style:font-weight-asian="normal" style:font-size-complex="16pt" style:font-weight-complex="normal"/>
    </style:style>
    <style:style style:name="P91" style:family="paragraph" style:parent-style-name="Standard">
      <style:paragraph-properties fo:text-align="justify" style:justify-single-word="false"/>
      <style:text-properties style:font-name="Arial" fo:font-size="16pt" fo:font-weight="normal" officeooo:rsid="0133d181" officeooo:paragraph-rsid="03606b9f" style:font-size-asian="14pt" style:font-weight-asian="normal" style:font-size-complex="16pt" style:font-weight-complex="normal"/>
    </style:style>
    <style:style style:name="P92" style:family="paragraph" style:parent-style-name="Standard">
      <style:paragraph-properties fo:text-align="justify" style:justify-single-word="false"/>
      <style:text-properties style:font-name="Arial" fo:font-size="16pt" fo:font-weight="normal" officeooo:rsid="0133d181" officeooo:paragraph-rsid="01ea946b" style:font-size-asian="14pt" style:font-weight-asian="normal" style:font-size-complex="16pt" style:font-weight-complex="normal"/>
    </style:style>
    <style:style style:name="P93" style:family="paragraph" style:parent-style-name="Standard">
      <style:paragraph-properties fo:text-align="justify" style:justify-single-word="false"/>
      <style:text-properties style:font-name="Arial" fo:font-size="16pt" fo:font-weight="normal" officeooo:rsid="00b7c653" officeooo:paragraph-rsid="01647d60" style:font-size-asian="14pt" style:font-weight-asian="normal" style:font-size-complex="16pt" style:font-weight-complex="normal"/>
    </style:style>
    <style:style style:name="P94" style:family="paragraph" style:parent-style-name="Standard">
      <style:paragraph-properties fo:text-align="justify" style:justify-single-word="false"/>
      <style:text-properties style:font-name="Arial" fo:font-size="16pt" fo:font-weight="normal" officeooo:rsid="00b7c653" officeooo:paragraph-rsid="0196d6e2" style:font-size-asian="14pt" style:font-weight-asian="normal" style:font-size-complex="16pt" style:font-weight-complex="normal"/>
    </style:style>
    <style:style style:name="P95" style:family="paragraph" style:parent-style-name="Standard">
      <style:paragraph-properties fo:text-align="justify" style:justify-single-word="false"/>
      <style:text-properties style:font-name="Arial" fo:font-size="16pt" fo:font-weight="normal" officeooo:rsid="0146e37f" officeooo:paragraph-rsid="013fc7c3" style:font-size-asian="14pt" style:font-weight-asian="normal" style:font-size-complex="16pt" style:font-weight-complex="normal"/>
    </style:style>
    <style:style style:name="P96" style:family="paragraph" style:parent-style-name="Standard">
      <style:paragraph-properties fo:text-align="justify" style:justify-single-word="false"/>
      <style:text-properties style:font-name="Arial" fo:font-size="16pt" fo:font-weight="normal" officeooo:rsid="01ac331d" officeooo:paragraph-rsid="0205d766" style:font-size-asian="14pt" style:font-weight-asian="normal" style:font-size-complex="16pt" style:font-weight-complex="normal"/>
    </style:style>
    <style:style style:name="P97" style:family="paragraph" style:parent-style-name="Standard">
      <style:paragraph-properties fo:text-align="justify" style:justify-single-word="false"/>
      <style:text-properties style:font-name="Arial" fo:font-size="16pt" fo:font-weight="normal" officeooo:rsid="01a35362" officeooo:paragraph-rsid="01a35362" style:font-size-asian="14pt" style:font-weight-asian="normal" style:font-size-complex="16pt" style:font-weight-complex="normal"/>
    </style:style>
    <style:style style:name="P98" style:family="paragraph" style:parent-style-name="Standard">
      <style:paragraph-properties fo:text-align="justify" style:justify-single-word="false"/>
      <style:text-properties style:font-name="Arial" fo:font-size="16pt" fo:font-weight="normal" officeooo:rsid="01a35362" officeooo:paragraph-rsid="03864aeb" style:font-size-asian="14pt" style:font-weight-asian="normal" style:font-size-complex="16pt" style:font-weight-complex="normal"/>
    </style:style>
    <style:style style:name="P99" style:family="paragraph" style:parent-style-name="Standard">
      <style:paragraph-properties fo:text-align="justify" style:justify-single-word="false"/>
      <style:text-properties style:font-name="Arial" fo:font-size="16pt" fo:font-weight="normal" officeooo:rsid="01a35362" officeooo:paragraph-rsid="038e5a2d" style:font-size-asian="14pt" style:font-weight-asian="normal" style:font-size-complex="16pt" style:font-weight-complex="normal"/>
    </style:style>
    <style:style style:name="P100" style:family="paragraph" style:parent-style-name="Standard">
      <style:paragraph-properties fo:text-align="justify" style:justify-single-word="false"/>
      <style:text-properties style:font-name="Arial" fo:font-size="16pt" fo:font-weight="normal" officeooo:rsid="01d0dfc3" officeooo:paragraph-rsid="01d0dfc3" style:font-size-asian="14pt" style:font-weight-asian="normal" style:font-size-complex="16pt" style:font-weight-complex="normal"/>
    </style:style>
    <style:style style:name="P101" style:family="paragraph" style:parent-style-name="Standard">
      <style:paragraph-properties fo:text-align="justify" style:justify-single-word="false"/>
      <style:text-properties style:font-name="Arial" fo:font-size="16pt" fo:font-weight="normal" officeooo:rsid="020736ac" officeooo:paragraph-rsid="020736ac" style:font-size-asian="14pt" style:font-weight-asian="normal" style:font-size-complex="16pt" style:font-weight-complex="normal"/>
    </style:style>
    <style:style style:name="P102" style:family="paragraph" style:parent-style-name="Standard">
      <style:paragraph-properties fo:text-align="justify" style:justify-single-word="false"/>
      <style:text-properties style:font-name="Arial" fo:font-size="16pt" fo:font-weight="normal" officeooo:rsid="01b2f3c3" officeooo:paragraph-rsid="01ff09e7" style:font-size-asian="14pt" style:font-weight-asian="normal" style:font-size-complex="16pt" style:font-weight-complex="normal"/>
    </style:style>
    <style:style style:name="P103" style:family="paragraph" style:parent-style-name="Standard">
      <style:paragraph-properties fo:text-align="justify" style:justify-single-word="false"/>
      <style:text-properties style:font-name="Arial" fo:font-size="16pt" fo:font-weight="normal" officeooo:rsid="0241df74" officeooo:paragraph-rsid="023eae5d" style:font-size-asian="14pt" style:font-weight-asian="normal" style:font-size-complex="16pt" style:font-weight-complex="normal"/>
    </style:style>
    <style:style style:name="P104" style:family="paragraph" style:parent-style-name="Standard">
      <style:paragraph-properties fo:text-align="justify" style:justify-single-word="false"/>
      <style:text-properties style:font-name="Arial" fo:font-size="16pt" fo:font-weight="normal" officeooo:rsid="00c0d0a6" officeooo:paragraph-rsid="00c23d17" style:font-size-asian="14pt" style:font-weight-asian="normal" style:font-size-complex="16pt" style:font-weight-complex="normal"/>
    </style:style>
    <style:style style:name="P105" style:family="paragraph" style:parent-style-name="Standard">
      <style:paragraph-properties fo:text-align="justify" style:justify-single-word="false"/>
      <style:text-properties style:font-name="Arial" fo:font-size="16pt" fo:font-weight="normal" officeooo:rsid="00c8b988" officeooo:paragraph-rsid="00c76ec2" style:font-size-asian="14pt" style:font-weight-asian="normal" style:font-size-complex="16pt" style:font-weight-complex="normal"/>
    </style:style>
    <style:style style:name="P106" style:family="paragraph" style:parent-style-name="Standard">
      <style:paragraph-properties fo:text-align="justify" style:justify-single-word="false"/>
      <style:text-properties style:font-name="Arial" fo:font-size="16pt" fo:font-weight="normal" officeooo:rsid="00c8b988" officeooo:paragraph-rsid="0161ab81" style:font-size-asian="14pt" style:font-weight-asian="normal" style:font-size-complex="16pt" style:font-weight-complex="normal"/>
    </style:style>
    <style:style style:name="P107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0f9354e" style:font-size-asian="14pt" style:font-weight-asian="normal" style:font-size-complex="16pt" style:font-weight-complex="normal"/>
    </style:style>
    <style:style style:name="P108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161ab81" style:font-size-asian="14pt" style:font-weight-asian="normal" style:font-size-complex="16pt" style:font-weight-complex="normal"/>
    </style:style>
    <style:style style:name="P109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1e68af9" style:font-size-asian="14pt" style:font-weight-asian="normal" style:font-size-complex="16pt" style:font-weight-complex="normal"/>
    </style:style>
    <style:style style:name="P110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354e96f" style:font-size-asian="14pt" style:font-weight-asian="normal" style:font-size-complex="16pt" style:font-weight-complex="normal"/>
    </style:style>
    <style:style style:name="P111" style:family="paragraph" style:parent-style-name="Standard">
      <style:paragraph-properties fo:text-align="justify" style:justify-single-word="false"/>
      <style:text-properties style:font-name="Arial" fo:font-size="16pt" fo:font-weight="normal" officeooo:rsid="011dcd29" officeooo:paragraph-rsid="011d18c1" style:font-size-asian="14pt" style:font-weight-asian="normal" style:font-size-complex="16pt" style:font-weight-complex="normal"/>
    </style:style>
    <style:style style:name="P112" style:family="paragraph" style:parent-style-name="Standard">
      <style:paragraph-properties fo:text-align="justify" style:justify-single-word="false"/>
      <style:text-properties style:font-name="Arial" fo:font-size="16pt" fo:font-weight="normal" officeooo:rsid="011dcd29" officeooo:paragraph-rsid="0161ab81" style:font-size-asian="14pt" style:font-weight-asian="normal" style:font-size-complex="16pt" style:font-weight-complex="normal"/>
    </style:style>
    <style:style style:name="P113" style:family="paragraph" style:parent-style-name="Standard">
      <style:paragraph-properties fo:text-align="justify" style:justify-single-word="false"/>
      <style:text-properties style:font-name="Arial" fo:font-size="16pt" fo:font-weight="normal" officeooo:rsid="012af3d5" officeooo:paragraph-rsid="0128d8cb" style:font-size-asian="14pt" style:font-weight-asian="normal" style:font-size-complex="16pt" style:font-weight-complex="normal"/>
    </style:style>
    <style:style style:name="P114" style:family="paragraph" style:parent-style-name="Standard">
      <style:paragraph-properties fo:text-align="justify" style:justify-single-word="false"/>
      <style:text-properties style:font-name="Arial" fo:font-size="16pt" fo:font-weight="normal" officeooo:rsid="012af3d5" officeooo:paragraph-rsid="0161ab81" style:font-size-asian="14pt" style:font-weight-asian="normal" style:font-size-complex="16pt" style:font-weight-complex="normal"/>
    </style:style>
    <style:style style:name="P115" style:family="paragraph" style:parent-style-name="Standard">
      <style:paragraph-properties fo:text-align="justify" style:justify-single-word="false"/>
      <style:text-properties style:font-name="Arial" fo:font-size="16pt" fo:font-weight="normal" officeooo:rsid="013a5e82" officeooo:paragraph-rsid="0138d46a" style:font-size-asian="14pt" style:font-weight-asian="normal" style:font-size-complex="16pt" style:font-weight-complex="normal"/>
    </style:style>
    <style:style style:name="P116" style:family="paragraph" style:parent-style-name="Standard">
      <style:paragraph-properties fo:text-align="justify" style:justify-single-word="false"/>
      <style:text-properties style:font-name="Arial" fo:font-size="16pt" fo:font-weight="normal" officeooo:rsid="013a5e82" officeooo:paragraph-rsid="0161ab81" style:font-size-asian="14pt" style:font-weight-asian="normal" style:font-size-complex="16pt" style:font-weight-complex="normal"/>
    </style:style>
    <style:style style:name="P117" style:family="paragraph" style:parent-style-name="Standard">
      <style:paragraph-properties fo:text-align="justify" style:justify-single-word="false"/>
      <style:text-properties style:font-name="Arial" fo:font-size="16pt" fo:font-weight="normal" officeooo:rsid="0198c9ea" officeooo:paragraph-rsid="0198c9ea" style:font-size-asian="14pt" style:font-weight-asian="normal" style:font-size-complex="16pt" style:font-weight-complex="normal"/>
    </style:style>
    <style:style style:name="P118" style:family="paragraph" style:parent-style-name="Standard">
      <style:paragraph-properties fo:text-align="justify" style:justify-single-word="false"/>
      <style:text-properties style:font-name="Arial" fo:font-size="16pt" fo:font-weight="normal" officeooo:rsid="0198c9ea" officeooo:paragraph-rsid="04268e8a" style:font-size-asian="14pt" style:font-weight-asian="normal" style:font-size-complex="16pt" style:font-weight-complex="normal"/>
    </style:style>
    <style:style style:name="P119" style:family="paragraph" style:parent-style-name="Standard">
      <style:paragraph-properties fo:text-align="justify" style:justify-single-word="false"/>
      <style:text-properties style:font-name="Arial" fo:font-size="16pt" fo:font-weight="normal" officeooo:rsid="0207e383" officeooo:paragraph-rsid="020736ac" style:font-size-asian="14pt" style:font-weight-asian="normal" style:font-size-complex="16pt" style:font-weight-complex="normal"/>
    </style:style>
    <style:style style:name="P120" style:family="paragraph" style:parent-style-name="Standard">
      <style:paragraph-properties fo:text-align="justify" style:justify-single-word="false"/>
      <style:text-properties style:font-name="Arial" fo:font-size="16pt" fo:font-weight="normal" officeooo:rsid="0207e383" officeooo:paragraph-rsid="02081e70" style:font-size-asian="14pt" style:font-weight-asian="normal" style:font-size-complex="16pt" style:font-weight-complex="normal"/>
    </style:style>
    <style:style style:name="P121" style:family="paragraph" style:parent-style-name="Standard">
      <style:paragraph-properties fo:text-align="justify" style:justify-single-word="false"/>
      <style:text-properties style:font-name="Arial" fo:font-size="16pt" fo:font-weight="normal" officeooo:rsid="0207e383" officeooo:paragraph-rsid="0228a270" style:font-size-asian="14pt" style:font-weight-asian="normal" style:font-size-complex="16pt" style:font-weight-complex="normal"/>
    </style:style>
    <style:style style:name="P122" style:family="paragraph" style:parent-style-name="Standard">
      <style:paragraph-properties fo:text-align="justify" style:justify-single-word="false"/>
      <style:text-properties style:font-name="Arial" fo:font-size="16pt" fo:font-weight="normal" officeooo:rsid="021e7cfe" officeooo:paragraph-rsid="0207e383" style:font-size-asian="14pt" style:font-weight-asian="normal" style:font-size-complex="16pt" style:font-weight-complex="normal"/>
    </style:style>
    <style:style style:name="P123" style:family="paragraph" style:parent-style-name="Standard">
      <style:paragraph-properties fo:text-align="justify" style:justify-single-word="false"/>
      <style:text-properties style:font-name="Arial" fo:font-size="16pt" fo:font-weight="normal" officeooo:rsid="021e7cfe" officeooo:paragraph-rsid="02232c51" style:font-size-asian="14pt" style:font-weight-asian="normal" style:font-size-complex="16pt" style:font-weight-complex="normal"/>
    </style:style>
    <style:style style:name="P124" style:family="paragraph" style:parent-style-name="Standard">
      <style:paragraph-properties fo:text-align="justify" style:justify-single-word="false"/>
      <style:text-properties style:font-name="Arial" fo:font-size="16pt" fo:font-weight="normal" officeooo:rsid="0219a929" officeooo:paragraph-rsid="0214956f" style:font-size-asian="14pt" style:font-weight-asian="normal" style:font-size-complex="16pt" style:font-weight-complex="normal"/>
    </style:style>
    <style:style style:name="P125" style:family="paragraph" style:parent-style-name="Standard">
      <style:paragraph-properties fo:text-align="justify" style:justify-single-word="false"/>
      <style:text-properties style:font-name="Arial" fo:font-size="16pt" fo:font-weight="normal" officeooo:rsid="015917b9" officeooo:paragraph-rsid="01e6c3e9" style:font-size-asian="14pt" style:font-weight-asian="normal" style:font-size-complex="16pt" style:font-weight-complex="normal"/>
    </style:style>
    <style:style style:name="P126" style:family="paragraph" style:parent-style-name="Standard">
      <style:paragraph-properties fo:text-align="justify" style:justify-single-word="false"/>
      <style:text-properties style:font-name="Arial" fo:font-size="16pt" fo:font-weight="normal" officeooo:rsid="018632b8" officeooo:paragraph-rsid="03f02713" style:font-size-asian="14pt" style:font-weight-asian="normal" style:font-size-complex="16pt" style:font-weight-complex="normal"/>
    </style:style>
    <style:style style:name="P127" style:family="paragraph" style:parent-style-name="Standard">
      <style:paragraph-properties fo:text-align="justify" style:justify-single-word="false"/>
      <style:text-properties style:font-name="Arial" fo:font-size="16pt" fo:font-weight="bold" officeooo:rsid="00b7c653" officeooo:paragraph-rsid="01789e45" style:font-size-asian="14pt" style:font-weight-asian="bold" style:font-size-complex="16pt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font-name="Arial" fo:font-size="16pt" fo:font-weight="bold" officeooo:rsid="00b7c653" officeooo:paragraph-rsid="01647d60" style:font-size-asian="14pt" style:font-weight-asian="bold" style:font-size-complex="16pt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Arial" fo:font-size="16pt" fo:font-weight="bold" officeooo:rsid="00b7c653" officeooo:paragraph-rsid="0179d0ef" style:font-size-asian="14pt" style:font-weight-asian="bold" style:font-size-complex="16pt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font-name="Arial" fo:font-size="16pt" fo:font-weight="bold" officeooo:rsid="00b7c653" officeooo:paragraph-rsid="016a40b9" style:font-size-asian="14pt" style:font-weight-asian="bold" style:font-size-complex="16pt" style:font-weight-complex="bold"/>
    </style:style>
    <style:style style:name="P131" style:family="paragraph" style:parent-style-name="Standard">
      <style:paragraph-properties fo:text-align="justify" style:justify-single-word="false"/>
      <style:text-properties style:font-name="Arial" fo:font-size="16pt" fo:font-weight="bold" officeooo:rsid="00b7c653" officeooo:paragraph-rsid="017a50dc" style:font-size-asian="14pt" style:font-weight-asian="bold" style:font-size-complex="16pt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font-name="Arial" fo:font-size="16pt" fo:font-weight="bold" officeooo:rsid="00b7c653" officeooo:paragraph-rsid="016e3c38" style:font-size-asian="14pt" style:font-weight-asian="bold" style:font-size-complex="16pt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font-name="Arial" fo:font-size="16pt" fo:font-weight="bold" officeooo:rsid="00b7c653" officeooo:paragraph-rsid="0196d6e2" style:font-size-asian="14pt" style:font-weight-asian="bold" style:font-size-complex="16pt" style:font-weight-complex="bold"/>
    </style:style>
    <style:style style:name="P134" style:family="paragraph" style:parent-style-name="Standard">
      <style:paragraph-properties fo:text-align="center" style:justify-single-word="false"/>
      <style:text-properties style:font-name="Arial" fo:font-size="16pt" fo:font-weight="bold" officeooo:rsid="0196d6e2" officeooo:paragraph-rsid="0196d6e2" style:font-size-asian="14pt" style:font-weight-asian="bold" style:font-size-complex="16pt" style:font-weight-complex="bold"/>
    </style:style>
    <style:style style:name="P135" style:family="paragraph" style:parent-style-name="Standard">
      <style:paragraph-properties fo:text-align="justify" style:justify-single-word="false"/>
      <style:text-properties style:font-name="Arial" fo:font-size="16pt" fo:font-weight="bold" officeooo:rsid="0207e383" officeooo:paragraph-rsid="039e986b" style:font-size-asian="14pt" style:font-weight-asian="bold" style:font-size-complex="16pt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font-name="Arial" fo:font-size="16pt" fo:font-weight="bold" officeooo:rsid="021e7cfe" officeooo:paragraph-rsid="039e986b" style:font-size-asian="14pt" style:font-weight-asian="bold" style:font-size-complex="16pt" style:font-weight-complex="bold"/>
    </style:style>
    <style:style style:name="P137" style:family="paragraph" style:parent-style-name="Standard">
      <style:paragraph-properties fo:text-align="justify" style:justify-single-word="false"/>
      <style:text-properties style:font-name="Arial" fo:font-size="16pt" fo:font-weight="bold" officeooo:rsid="02081e70" officeooo:paragraph-rsid="03a08640" style:font-size-asian="14pt" style:font-weight-asian="bold" style:font-size-complex="16pt" style:font-weight-complex="bold"/>
    </style:style>
    <style:style style:name="P138" style:family="paragraph" style:parent-style-name="Standard">
      <style:paragraph-properties fo:text-align="justify" style:justify-single-word="false"/>
      <style:text-properties style:font-name="Arial" fo:font-size="16pt" fo:font-weight="bold" officeooo:rsid="0227a863" officeooo:paragraph-rsid="03a4497c" style:font-size-asian="14pt" style:font-weight-asian="bold" style:font-size-complex="16pt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3bba9f8" style:font-size-asian="14pt" style:font-weight-asian="bold" style:font-size-complex="16pt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3bd6944" style:font-size-asian="14pt" style:font-weight-asian="bold" style:font-size-complex="16pt" style:font-weight-complex="bold"/>
    </style:style>
    <style:style style:name="P141" style:family="paragraph" style:parent-style-name="Standard">
      <style:paragraph-properties fo:text-align="justify" style:justify-single-word="false"/>
      <style:text-properties style:font-name="Arial" fo:font-size="16pt" fo:font-weight="bold" officeooo:rsid="015917b9" officeooo:paragraph-rsid="03bba9f8" style:font-size-asian="14pt" style:font-weight-asian="bold" style:font-size-complex="16pt" style:font-weight-complex="bold"/>
    </style:style>
    <style:style style:name="P142" style:family="paragraph" style:parent-style-name="Standard">
      <style:paragraph-properties fo:text-align="justify" style:justify-single-word="false"/>
      <style:text-properties style:font-name="Arial" fo:font-size="16pt" fo:font-weight="bold" officeooo:rsid="012228d7" officeooo:paragraph-rsid="03bd3b75" style:font-size-asian="14pt" style:font-weight-asian="bold" style:font-size-complex="16pt" style:font-weight-complex="bold"/>
    </style:style>
    <style:style style:name="P143" style:family="paragraph" style:parent-style-name="Standard">
      <style:paragraph-properties fo:text-align="justify" style:justify-single-word="false"/>
      <style:text-properties style:font-name="Arial" fo:font-size="16pt" fo:font-weight="bold" officeooo:rsid="0133d181" officeooo:paragraph-rsid="03bd3b75" style:font-size-asian="14pt" style:font-weight-asian="bold" style:font-size-complex="16pt" style:font-weight-complex="bold"/>
    </style:style>
    <style:style style:name="P144" style:family="paragraph" style:parent-style-name="Standard">
      <style:paragraph-properties fo:text-align="justify" style:justify-single-word="false"/>
      <style:text-properties style:font-name="Arial" fo:font-size="16pt" fo:font-weight="bold" officeooo:rsid="0133d181" officeooo:paragraph-rsid="03bd6944" style:font-size-asian="14pt" style:font-weight-asian="bold" style:font-size-complex="16pt" style:font-weight-complex="bold"/>
    </style:style>
    <style:style style:name="P145" style:family="paragraph" style:parent-style-name="Standard">
      <style:paragraph-properties fo:text-align="justify" style:justify-single-word="false"/>
      <style:text-properties style:font-name="Arial" fo:font-size="16pt" fo:font-weight="bold" officeooo:rsid="0146e37f" officeooo:paragraph-rsid="042d867b" style:font-size-asian="14pt" style:font-weight-asian="bold" style:font-size-complex="16pt" style:font-weight-complex="bold"/>
    </style:style>
    <style:style style:name="P146" style:family="paragraph" style:parent-style-name="Standard">
      <style:paragraph-properties fo:text-align="justify" style:justify-single-word="false"/>
      <style:text-properties style:font-name="Arial" fo:font-size="16pt" fo:font-weight="bold" officeooo:rsid="00aaf5ff" officeooo:paragraph-rsid="037c6b30" style:font-size-asian="16pt" style:font-weight-asian="bold" style:font-size-complex="16pt" style:font-weight-complex="bold"/>
    </style:style>
    <style:style style:name="P147" style:family="paragraph" style:parent-style-name="Standard">
      <style:paragraph-properties fo:text-align="justify" style:justify-single-word="false"/>
      <style:text-properties style:font-name="Arial" fo:font-size="16pt" fo:font-weight="bold" officeooo:rsid="020736ac" officeooo:paragraph-rsid="037c6b30" style:font-size-asian="16pt" style:font-weight-asian="bold" style:font-size-complex="16pt" style:font-weight-complex="bold"/>
    </style:style>
    <style:style style:name="P148" style:family="paragraph" style:parent-style-name="Standard">
      <style:paragraph-properties fo:text-align="justify" style:justify-single-word="false"/>
      <style:text-properties style:font-name="Arial" fo:font-size="16pt" fo:font-weight="bold" officeooo:rsid="01d0dfc3" officeooo:paragraph-rsid="037c6b30" style:font-size-asian="16pt" style:font-weight-asian="bold" style:font-size-complex="16pt" style:font-weight-complex="bold"/>
    </style:style>
    <style:style style:name="P149" style:family="paragraph" style:parent-style-name="Standard">
      <style:paragraph-properties fo:text-align="justify" style:justify-single-word="false"/>
      <style:text-properties style:font-name="Arial" fo:font-size="16pt" fo:font-weight="bold" officeooo:rsid="0241df74" officeooo:paragraph-rsid="037c6b30" style:font-size-asian="16pt" style:font-weight-asian="bold" style:font-size-complex="16pt" style:font-weight-complex="bold"/>
    </style:style>
    <style:style style:name="P150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46d960" officeooo:paragraph-rsid="03d1e966" style:font-size-asian="14pt" style:font-weight-asian="normal" style:font-size-complex="16pt" style:font-weight-complex="normal"/>
    </style:style>
    <style:style style:name="P151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46d960" officeooo:paragraph-rsid="004a4d44" style:font-size-asian="14pt" style:font-weight-asian="normal" style:font-size-complex="16pt" style:font-weight-complex="normal"/>
    </style:style>
    <style:style style:name="P152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46d960" officeooo:paragraph-rsid="004eb3dc" style:font-size-asian="14pt" style:font-weight-asian="normal" style:font-size-complex="16pt" style:font-weight-complex="normal"/>
    </style:style>
    <style:style style:name="P153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46d960" officeooo:paragraph-rsid="005ca7cd" style:font-size-asian="14pt" style:font-weight-asian="normal" style:font-size-complex="16pt" style:font-weight-complex="normal"/>
    </style:style>
    <style:style style:name="P154" style:family="paragraph" style:parent-style-name="Standard" style:list-style-name="L1">
      <style:paragraph-properties fo:text-align="justify" style:justify-single-word="false"/>
      <style:text-properties style:font-name="Arial1" fo:font-size="16pt" fo:font-weight="normal" officeooo:rsid="0046d960" officeooo:paragraph-rsid="02a169cb" style:font-size-asian="14pt" style:font-weight-asian="normal" style:font-size-complex="16pt" style:font-weight-complex="normal"/>
    </style:style>
    <style:style style:name="P155" style:family="paragraph" style:parent-style-name="Standard" style:list-style-name="L2">
      <style:paragraph-properties fo:text-align="justify" style:justify-single-word="false"/>
      <style:text-properties style:font-name="Arial1" fo:font-size="16pt" fo:font-weight="normal" officeooo:rsid="0046d960" officeooo:paragraph-rsid="02ab1fec" style:font-size-asian="14pt" style:font-weight-asian="normal" style:font-size-complex="16pt" style:font-weight-complex="normal"/>
    </style:style>
    <style:style style:name="P156" style:family="paragraph" style:parent-style-name="Standard" style:list-style-name="L2">
      <style:paragraph-properties fo:text-align="justify" style:justify-single-word="false"/>
      <style:text-properties style:font-name="Arial1" fo:font-size="16pt" fo:font-weight="normal" officeooo:rsid="0046d960" officeooo:paragraph-rsid="007c94f8" style:font-size-asian="14pt" style:font-weight-asian="normal" style:font-size-complex="16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1891" style:font-weight-asian="bold" style:font-weight-complex="bold"/>
    </style:style>
    <style:style style:name="T3" style:family="text">
      <style:text-properties fo:font-weight="bold" officeooo:rsid="001c9bcf" style:font-weight-asian="bold" style:font-weight-complex="bold"/>
    </style:style>
    <style:style style:name="T4" style:family="text">
      <style:text-properties fo:font-weight="bold" officeooo:rsid="00279090" style:font-weight-asian="bold" style:font-weight-complex="bold"/>
    </style:style>
    <style:style style:name="T5" style:family="text">
      <style:text-properties fo:font-weight="bold" officeooo:rsid="002903d0" style:font-weight-asian="bold" style:font-weight-complex="bold"/>
    </style:style>
    <style:style style:name="T6" style:family="text">
      <style:text-properties fo:font-weight="bold" officeooo:rsid="002a7fa8" style:font-weight-asian="bold" style:font-weight-complex="bold"/>
    </style:style>
    <style:style style:name="T7" style:family="text">
      <style:text-properties fo:font-weight="bold" officeooo:rsid="002c6523" style:font-weight-asian="bold" style:font-weight-complex="bold"/>
    </style:style>
    <style:style style:name="T8" style:family="text">
      <style:text-properties fo:font-weight="bold" officeooo:rsid="002f9701" style:font-weight-asian="bold" style:font-weight-complex="bold"/>
    </style:style>
    <style:style style:name="T9" style:family="text">
      <style:text-properties fo:font-weight="bold" officeooo:rsid="0036181a" style:font-weight-asian="bold" style:font-weight-complex="bold"/>
    </style:style>
    <style:style style:name="T10" style:family="text">
      <style:text-properties fo:font-weight="bold" officeooo:rsid="0049be9a" style:font-weight-asian="bold" style:font-weight-complex="bold"/>
    </style:style>
    <style:style style:name="T11" style:family="text">
      <style:text-properties fo:font-weight="bold" officeooo:rsid="0056d173" style:font-weight-asian="bold" style:font-weight-complex="bold"/>
    </style:style>
    <style:style style:name="T12" style:family="text">
      <style:text-properties fo:font-weight="bold" officeooo:rsid="00626618" style:font-weight-asian="bold" style:font-weight-complex="bold"/>
    </style:style>
    <style:style style:name="T13" style:family="text">
      <style:text-properties fo:font-weight="bold" officeooo:rsid="00641b86" style:font-weight-asian="bold" style:font-weight-complex="bold"/>
    </style:style>
    <style:style style:name="T14" style:family="text">
      <style:text-properties fo:font-weight="bold" officeooo:rsid="006f4bcd" style:font-weight-asian="bold" style:font-weight-complex="bold"/>
    </style:style>
    <style:style style:name="T15" style:family="text">
      <style:text-properties fo:font-weight="bold" officeooo:rsid="0071169f" style:font-weight-asian="bold" style:font-weight-complex="bold"/>
    </style:style>
    <style:style style:name="T16" style:family="text">
      <style:text-properties fo:font-weight="bold" officeooo:rsid="01a8f164" style:font-weight-asian="bold" style:font-weight-complex="bold"/>
    </style:style>
    <style:style style:name="T17" style:family="text">
      <style:text-properties fo:font-weight="bold" officeooo:rsid="00391a6a" style:font-weight-asian="bold" style:font-weight-complex="bold"/>
    </style:style>
    <style:style style:name="T18" style:family="text">
      <style:text-properties fo:font-weight="bold" officeooo:rsid="0258d92f" style:font-weight-asian="bold" style:font-weight-complex="bold"/>
    </style:style>
    <style:style style:name="T19" style:family="text">
      <style:text-properties fo:font-weight="bold" officeooo:rsid="028ad8f9" style:font-weight-asian="bold" style:font-weight-complex="bold"/>
    </style:style>
    <style:style style:name="T20" style:family="text">
      <style:text-properties fo:font-weight="bold" officeooo:rsid="03ddac69" style:font-weight-asian="bold" style:font-weight-complex="bold"/>
    </style:style>
    <style:style style:name="T21" style:family="text">
      <style:text-properties fo:font-weight="bold" officeooo:rsid="03fb2903" style:font-weight-asian="bold" style:font-weight-complex="bold"/>
    </style:style>
    <style:style style:name="T22" style:family="text">
      <style:text-properties fo:font-weight="bold" officeooo:rsid="03fc0e2f" style:font-weight-asian="bold" style:font-weight-complex="bold"/>
    </style:style>
    <style:style style:name="T23" style:family="text">
      <style:text-properties fo:font-weight="bold" officeooo:rsid="02a7646b" style:font-weight-asian="bold" style:font-weight-complex="bold"/>
    </style:style>
    <style:style style:name="T24" style:family="text">
      <style:text-properties fo:font-weight="bold" officeooo:rsid="03fd129a" style:font-weight-asian="bold" style:font-weight-complex="bold"/>
    </style:style>
    <style:style style:name="T25" style:family="text">
      <style:text-properties fo:font-weight="bold" officeooo:rsid="02b1450b" style:font-weight-asian="bold" style:font-weight-complex="bold"/>
    </style:style>
    <style:style style:name="T26" style:family="text">
      <style:text-properties fo:font-weight="bold" officeooo:rsid="009278c6" style:font-weight-asian="bold" style:font-weight-complex="bold"/>
    </style:style>
    <style:style style:name="T27" style:family="text">
      <style:text-properties fo:font-weight="bold" officeooo:rsid="041c271e" style:font-weight-asian="bold" style:font-weight-complex="bold"/>
    </style:style>
    <style:style style:name="T28" style:family="text">
      <style:text-properties fo:font-weight="bold" officeooo:rsid="041e26ef" style:font-weight-asian="bold" style:font-weight-complex="bold"/>
    </style:style>
    <style:style style:name="T29" style:family="text">
      <style:text-properties officeooo:rsid="00181891"/>
    </style:style>
    <style:style style:name="T30" style:family="text">
      <style:text-properties officeooo:rsid="00194c39"/>
    </style:style>
    <style:style style:name="T31" style:family="text">
      <style:text-properties officeooo:rsid="001a3261"/>
    </style:style>
    <style:style style:name="T32" style:family="text">
      <style:text-properties officeooo:rsid="001c9bcf"/>
    </style:style>
    <style:style style:name="T33" style:family="text">
      <style:text-properties officeooo:rsid="001d555d"/>
    </style:style>
    <style:style style:name="T34" style:family="text">
      <style:text-properties officeooo:rsid="001d88e1"/>
    </style:style>
    <style:style style:name="T35" style:family="text">
      <style:text-properties officeooo:rsid="001ea989"/>
    </style:style>
    <style:style style:name="T36" style:family="text">
      <style:text-properties officeooo:rsid="002903d0"/>
    </style:style>
    <style:style style:name="T37" style:family="text">
      <style:text-properties officeooo:rsid="002aed06"/>
    </style:style>
    <style:style style:name="T38" style:family="text">
      <style:text-properties officeooo:rsid="002c6523"/>
    </style:style>
    <style:style style:name="T39" style:family="text">
      <style:text-properties officeooo:rsid="002f9701"/>
    </style:style>
    <style:style style:name="T40" style:family="text">
      <style:text-properties officeooo:rsid="01955dae"/>
    </style:style>
    <style:style style:name="T41" style:family="text">
      <style:text-properties officeooo:rsid="01958fb8"/>
    </style:style>
    <style:style style:name="T42" style:family="text">
      <style:text-properties officeooo:rsid="003192fc"/>
    </style:style>
    <style:style style:name="T43" style:family="text">
      <style:text-properties officeooo:rsid="003376c7"/>
    </style:style>
    <style:style style:name="T44" style:family="text">
      <style:text-properties officeooo:rsid="0034d635"/>
    </style:style>
    <style:style style:name="T45" style:family="text">
      <style:text-properties officeooo:rsid="00388b3f"/>
    </style:style>
    <style:style style:name="T46" style:family="text">
      <style:text-properties officeooo:rsid="00391a6a"/>
    </style:style>
    <style:style style:name="T47" style:family="text">
      <style:text-properties officeooo:rsid="003a1208"/>
    </style:style>
    <style:style style:name="T48" style:family="text">
      <style:text-properties officeooo:rsid="0049be9a"/>
    </style:style>
    <style:style style:name="T49" style:family="text">
      <style:text-properties officeooo:rsid="019d3855"/>
    </style:style>
    <style:style style:name="T50" style:family="text">
      <style:text-properties officeooo:rsid="01af45f2"/>
    </style:style>
    <style:style style:name="T51" style:family="text">
      <style:text-properties officeooo:rsid="004bca73"/>
    </style:style>
    <style:style style:name="T52" style:family="text">
      <style:text-properties officeooo:rsid="004ccc7a"/>
    </style:style>
    <style:style style:name="T53" style:family="text">
      <style:text-properties officeooo:rsid="00592ab9"/>
    </style:style>
    <style:style style:name="T54" style:family="text">
      <style:text-properties officeooo:rsid="005b1c07"/>
    </style:style>
    <style:style style:name="T55" style:family="text">
      <style:text-properties officeooo:rsid="005ca7cd"/>
    </style:style>
    <style:style style:name="T56" style:family="text">
      <style:text-properties officeooo:rsid="005de3f6"/>
    </style:style>
    <style:style style:name="T57" style:family="text">
      <style:text-properties officeooo:rsid="005eb241"/>
    </style:style>
    <style:style style:name="T58" style:family="text">
      <style:text-properties officeooo:rsid="0066ca58"/>
    </style:style>
    <style:style style:name="T59" style:family="text">
      <style:text-properties officeooo:rsid="0067b948"/>
    </style:style>
    <style:style style:name="T60" style:family="text">
      <style:text-properties officeooo:rsid="0072144a"/>
    </style:style>
    <style:style style:name="T61" style:family="text">
      <style:text-properties officeooo:rsid="0074c71e"/>
    </style:style>
    <style:style style:name="T62" style:family="text">
      <style:text-properties officeooo:rsid="007c94f8"/>
    </style:style>
    <style:style style:name="T63" style:family="text">
      <style:text-properties officeooo:rsid="008b76d0"/>
    </style:style>
    <style:style style:name="T64" style:family="text">
      <style:text-properties officeooo:rsid="008f6790"/>
    </style:style>
    <style:style style:name="T65" style:family="text">
      <style:text-properties officeooo:rsid="009278c6"/>
    </style:style>
    <style:style style:name="T66" style:family="text">
      <style:text-properties style:font-name="Arial"/>
    </style:style>
    <style:style style:name="T67" style:family="text">
      <style:text-properties style:font-name="Arial" officeooo:rsid="00973ffc" style:font-size-asian="16pt"/>
    </style:style>
    <style:style style:name="T68" style:family="text">
      <style:text-properties style:font-name="Arial" officeooo:rsid="00991536" style:font-size-asian="16pt"/>
    </style:style>
    <style:style style:name="T69" style:family="text">
      <style:text-properties style:font-name="Arial" officeooo:rsid="009e3f02" style:font-size-asian="16pt"/>
    </style:style>
    <style:style style:name="T70" style:family="text">
      <style:text-properties style:font-name="Arial" officeooo:rsid="00a01a62" style:font-size-asian="16pt"/>
    </style:style>
    <style:style style:name="T71" style:family="text">
      <style:text-properties style:font-name="Arial" officeooo:rsid="00a14c87" style:font-size-asian="16pt"/>
    </style:style>
    <style:style style:name="T72" style:family="text">
      <style:text-properties style:font-name="Arial" officeooo:rsid="00a4ca3b" style:font-size-asian="16pt"/>
    </style:style>
    <style:style style:name="T73" style:family="text">
      <style:text-properties style:font-name="Arial" officeooo:rsid="00ae0925" style:font-size-asian="16pt"/>
    </style:style>
    <style:style style:name="T74" style:family="text">
      <style:text-properties style:font-name="Arial" officeooo:rsid="00d236e8" style:font-size-asian="16pt"/>
    </style:style>
    <style:style style:name="T75" style:family="text">
      <style:text-properties style:font-name="Arial" officeooo:rsid="00d32201" style:font-size-asian="16pt"/>
    </style:style>
    <style:style style:name="T76" style:family="text">
      <style:text-properties style:font-name="Arial" officeooo:rsid="00d4d323" style:font-size-asian="16pt"/>
    </style:style>
    <style:style style:name="T77" style:family="text">
      <style:text-properties style:font-name="Arial" officeooo:rsid="00d6103d" style:font-size-asian="16pt"/>
    </style:style>
    <style:style style:name="T78" style:family="text">
      <style:text-properties style:font-name="Arial" officeooo:rsid="00d7aa9c" style:font-size-asian="16pt"/>
    </style:style>
    <style:style style:name="T79" style:family="text">
      <style:text-properties style:font-name="Arial" officeooo:rsid="00d8b4a4" style:font-size-asian="16pt"/>
    </style:style>
    <style:style style:name="T80" style:family="text">
      <style:text-properties style:font-name="Arial" officeooo:rsid="00db70be" style:font-size-asian="16pt"/>
    </style:style>
    <style:style style:name="T81" style:family="text">
      <style:text-properties style:font-name="Arial" officeooo:rsid="00e59bee" style:font-size-asian="16pt"/>
    </style:style>
    <style:style style:name="T82" style:family="text">
      <style:text-properties style:font-name="Arial" officeooo:rsid="01ac331d" style:font-size-asian="16pt"/>
    </style:style>
    <style:style style:name="T83" style:family="text">
      <style:text-properties style:font-name="Arial" officeooo:rsid="01ad8e4e" style:font-size-asian="16pt"/>
    </style:style>
    <style:style style:name="T84" style:family="text">
      <style:text-properties style:font-name="Arial" officeooo:rsid="00aaf5ff" style:font-size-asian="16pt"/>
    </style:style>
    <style:style style:name="T85" style:family="text">
      <style:text-properties style:font-name="Arial" officeooo:rsid="01a35362" style:font-size-asian="16pt"/>
    </style:style>
    <style:style style:name="T86" style:family="text">
      <style:text-properties style:font-name="Arial" officeooo:rsid="01ff0dec" style:font-size-asian="16pt"/>
    </style:style>
    <style:style style:name="T87" style:family="text">
      <style:text-properties style:font-name="Arial" officeooo:rsid="020736ac" style:font-size-asian="16pt"/>
    </style:style>
    <style:style style:name="T88" style:family="text">
      <style:text-properties style:font-name="Arial" officeooo:rsid="01d0dfc3" style:font-size-asian="16pt"/>
    </style:style>
    <style:style style:name="T89" style:family="text">
      <style:text-properties style:font-name="Arial" officeooo:rsid="02403313" style:font-size-asian="16pt"/>
    </style:style>
    <style:style style:name="T90" style:family="text">
      <style:text-properties style:font-name="Arial" officeooo:rsid="0241df74" style:font-size-asian="16pt"/>
    </style:style>
    <style:style style:name="T91" style:family="text">
      <style:text-properties style:font-name="Arial" officeooo:rsid="028917b5" style:font-size-asian="16pt"/>
    </style:style>
    <style:style style:name="T92" style:family="text">
      <style:text-properties style:font-name="Arial" officeooo:rsid="02b3041b" style:font-size-asian="16pt"/>
    </style:style>
    <style:style style:name="T93" style:family="text">
      <style:text-properties style:font-name="Arial" officeooo:rsid="02b9ae0c" style:font-size-asian="16pt"/>
    </style:style>
    <style:style style:name="T94" style:family="text">
      <style:text-properties style:font-name="Arial" officeooo:rsid="02da5407" style:font-size-asian="16pt"/>
    </style:style>
    <style:style style:name="T95" style:family="text">
      <style:text-properties style:font-name="Arial" officeooo:rsid="02f24458" style:font-size-asian="16pt"/>
    </style:style>
    <style:style style:name="T96" style:family="text">
      <style:text-properties style:font-name="Arial" officeooo:rsid="02f39e12" style:font-size-asian="16pt"/>
    </style:style>
    <style:style style:name="T97" style:family="text">
      <style:text-properties style:font-name="Arial" officeooo:rsid="03b78288" style:font-size-asian="16pt"/>
    </style:style>
    <style:style style:name="T98" style:family="text">
      <style:text-properties style:font-name="Arial" officeooo:rsid="03e77b28" style:font-size-asian="16pt"/>
    </style:style>
    <style:style style:name="T99" style:family="text">
      <style:text-properties style:font-name="Arial" officeooo:rsid="0437bb99" style:font-size-asian="16pt"/>
    </style:style>
    <style:style style:name="T100" style:family="text">
      <style:text-properties style:font-name="Arial" officeooo:rsid="00a14c87"/>
    </style:style>
    <style:style style:name="T101" style:family="text">
      <style:text-properties style:font-name="Arial" fo:font-weight="bold" officeooo:rsid="00ae0925" style:font-size-asian="16pt" style:font-weight-asian="bold" style:font-weight-complex="bold"/>
    </style:style>
    <style:style style:name="T102" style:family="text">
      <style:text-properties style:font-name="Arial" fo:font-weight="bold" officeooo:rsid="00d236e8" style:font-size-asian="16pt" style:font-weight-asian="bold" style:font-weight-complex="bold"/>
    </style:style>
    <style:style style:name="T103" style:family="text">
      <style:text-properties style:font-name="Arial" fo:font-weight="bold" officeooo:rsid="00d7aa9c" style:font-size-asian="16pt" style:font-weight-asian="bold" style:font-weight-complex="bold"/>
    </style:style>
    <style:style style:name="T104" style:family="text">
      <style:text-properties style:font-name="Arial" fo:font-weight="bold" officeooo:rsid="00d8b4a4" style:font-size-asian="16pt" style:font-weight-asian="bold" style:font-weight-complex="bold"/>
    </style:style>
    <style:style style:name="T105" style:family="text">
      <style:text-properties style:font-name="Arial" fo:font-weight="bold" officeooo:rsid="00db70be" style:font-size-asian="16pt" style:font-weight-asian="bold" style:font-weight-complex="bold"/>
    </style:style>
    <style:style style:name="T106" style:family="text">
      <style:text-properties style:font-name="Arial" fo:font-weight="bold" officeooo:rsid="00b3b79f" style:font-weight-asian="bold" style:font-weight-complex="bold"/>
    </style:style>
    <style:style style:name="T107" style:family="text">
      <style:text-properties style:font-name="Arial" fo:font-weight="bold" officeooo:rsid="00b40d3f" style:font-weight-asian="bold" style:font-weight-complex="bold"/>
    </style:style>
    <style:style style:name="T108" style:family="text">
      <style:text-properties style:font-name="Arial" fo:font-weight="bold" officeooo:rsid="00b7c653" style:font-weight-asian="bold" style:font-weight-complex="bold"/>
    </style:style>
    <style:style style:name="T109" style:family="text">
      <style:text-properties style:font-name="Arial" fo:font-weight="bold" officeooo:rsid="00bd5bbb" style:font-weight-asian="bold" style:font-weight-complex="bold"/>
    </style:style>
    <style:style style:name="T110" style:family="text">
      <style:text-properties style:font-name="Arial" fo:font-weight="bold" officeooo:rsid="00befde3" style:font-weight-asian="bold" style:font-weight-complex="bold"/>
    </style:style>
    <style:style style:name="T111" style:family="text">
      <style:text-properties style:font-name="Arial" fo:font-weight="bold" officeooo:rsid="00c0d0a6" style:font-weight-asian="bold" style:font-weight-complex="bold"/>
    </style:style>
    <style:style style:name="T112" style:family="text">
      <style:text-properties style:font-name="Arial" fo:font-weight="bold" officeooo:rsid="00c61d29" style:font-weight-asian="bold" style:font-weight-complex="bold"/>
    </style:style>
    <style:style style:name="T113" style:family="text">
      <style:text-properties style:font-name="Arial" fo:font-weight="bold" officeooo:rsid="00c8b988" style:font-weight-asian="bold" style:font-weight-complex="bold"/>
    </style:style>
    <style:style style:name="T114" style:family="text">
      <style:text-properties style:font-name="Arial" fo:font-weight="bold" officeooo:rsid="00cbfefc" style:font-weight-asian="bold" style:font-weight-complex="bold"/>
    </style:style>
    <style:style style:name="T115" style:family="text">
      <style:text-properties style:font-name="Arial" fo:font-weight="bold" officeooo:rsid="00cdfc68" style:font-weight-asian="bold" style:font-weight-complex="bold"/>
    </style:style>
    <style:style style:name="T116" style:family="text">
      <style:text-properties style:font-name="Arial" fo:font-weight="bold" officeooo:rsid="00f822d8" style:font-weight-asian="bold" style:font-weight-complex="bold"/>
    </style:style>
    <style:style style:name="T117" style:family="text">
      <style:text-properties style:font-name="Arial" fo:font-weight="bold" officeooo:rsid="00f9354e" style:font-weight-asian="bold" style:font-weight-complex="bold"/>
    </style:style>
    <style:style style:name="T118" style:family="text">
      <style:text-properties style:font-name="Arial" fo:font-weight="bold" officeooo:rsid="00fd622d" style:font-weight-asian="bold" style:font-weight-complex="bold"/>
    </style:style>
    <style:style style:name="T119" style:family="text">
      <style:text-properties style:font-name="Arial" fo:font-weight="bold" officeooo:rsid="011d18c1" style:font-weight-asian="bold" style:font-weight-complex="bold"/>
    </style:style>
    <style:style style:name="T120" style:family="text">
      <style:text-properties style:font-name="Arial" fo:font-weight="bold" officeooo:rsid="011dcd29" style:font-weight-asian="bold" style:font-weight-complex="bold"/>
    </style:style>
    <style:style style:name="T121" style:family="text">
      <style:text-properties style:font-name="Arial" fo:font-weight="bold" officeooo:rsid="0128d8cb" style:font-weight-asian="bold" style:font-weight-complex="bold"/>
    </style:style>
    <style:style style:name="T122" style:family="text">
      <style:text-properties style:font-name="Arial" fo:font-weight="bold" officeooo:rsid="012af3d5" style:font-weight-asian="bold" style:font-weight-complex="bold"/>
    </style:style>
    <style:style style:name="T123" style:family="text">
      <style:text-properties style:font-name="Arial" fo:font-weight="bold" officeooo:rsid="012c6a26" style:font-weight-asian="bold" style:font-weight-complex="bold"/>
    </style:style>
    <style:style style:name="T124" style:family="text">
      <style:text-properties style:font-name="Arial" fo:font-weight="bold" officeooo:rsid="012f26b0" style:font-weight-asian="bold" style:font-weight-complex="bold"/>
    </style:style>
    <style:style style:name="T125" style:family="text">
      <style:text-properties style:font-name="Arial" fo:font-weight="bold" officeooo:rsid="01319690" style:font-weight-asian="bold" style:font-weight-complex="bold"/>
    </style:style>
    <style:style style:name="T126" style:family="text">
      <style:text-properties style:font-name="Arial" fo:font-weight="bold" officeooo:rsid="01394e50" style:font-weight-asian="bold" style:font-weight-complex="bold"/>
    </style:style>
    <style:style style:name="T127" style:family="text">
      <style:text-properties style:font-name="Arial" fo:font-weight="bold" officeooo:rsid="013a5e82" style:font-weight-asian="bold" style:font-weight-complex="bold"/>
    </style:style>
    <style:style style:name="T128" style:family="text">
      <style:text-properties style:font-name="Arial" fo:font-weight="bold" officeooo:rsid="013c35dc" style:font-weight-asian="bold" style:font-weight-complex="bold"/>
    </style:style>
    <style:style style:name="T129" style:family="text">
      <style:text-properties style:font-name="Arial" fo:font-weight="bold" officeooo:rsid="013fc7c3" style:font-weight-asian="bold" style:font-weight-complex="bold"/>
    </style:style>
    <style:style style:name="T130" style:family="text">
      <style:text-properties style:font-name="Arial" fo:font-weight="bold" officeooo:rsid="0140a7d7" style:font-weight-asian="bold" style:font-weight-complex="bold"/>
    </style:style>
    <style:style style:name="T131" style:family="text">
      <style:text-properties style:font-name="Arial" fo:font-weight="bold" officeooo:rsid="0146e37f" style:font-weight-asian="bold" style:font-weight-complex="bold"/>
    </style:style>
    <style:style style:name="T132" style:family="text">
      <style:text-properties style:font-name="Arial" fo:font-weight="bold" officeooo:rsid="014e1a8c" style:font-weight-asian="bold" style:font-weight-complex="bold"/>
    </style:style>
    <style:style style:name="T133" style:family="text">
      <style:text-properties style:font-name="Arial" fo:font-weight="bold" officeooo:rsid="0156f58d" style:font-weight-asian="bold" style:font-weight-complex="bold"/>
    </style:style>
    <style:style style:name="T134" style:family="text">
      <style:text-properties style:font-name="Arial" fo:font-weight="bold" officeooo:rsid="015917b9" style:font-weight-asian="bold" style:font-weight-complex="bold"/>
    </style:style>
    <style:style style:name="T135" style:family="text">
      <style:text-properties style:font-name="Arial" fo:font-weight="bold" officeooo:rsid="015a75ee" style:font-weight-asian="bold" style:font-weight-complex="bold"/>
    </style:style>
    <style:style style:name="T136" style:family="text">
      <style:text-properties style:font-name="Arial" fo:font-weight="bold" officeooo:rsid="015db2eb" style:font-weight-asian="bold" style:font-weight-complex="bold"/>
    </style:style>
    <style:style style:name="T137" style:family="text">
      <style:text-properties style:font-name="Arial" fo:font-weight="bold" officeooo:rsid="0161ab81" style:font-weight-asian="bold" style:font-weight-complex="bold"/>
    </style:style>
    <style:style style:name="T138" style:family="text">
      <style:text-properties style:font-name="Arial" fo:font-weight="bold" officeooo:rsid="016feb9d" style:font-weight-asian="bold" style:font-weight-complex="bold"/>
    </style:style>
    <style:style style:name="T139" style:family="text">
      <style:text-properties style:font-name="Arial" fo:font-weight="bold" officeooo:rsid="01766030" style:font-weight-asian="bold" style:font-weight-complex="bold"/>
    </style:style>
    <style:style style:name="T140" style:family="text">
      <style:text-properties style:font-name="Arial" fo:font-weight="bold" officeooo:rsid="017a8d7f" style:font-weight-asian="bold" style:font-weight-complex="bold"/>
    </style:style>
    <style:style style:name="T141" style:family="text">
      <style:text-properties style:font-name="Arial" fo:font-weight="bold" officeooo:rsid="017d10a1" style:font-weight-asian="bold" style:font-weight-complex="bold"/>
    </style:style>
    <style:style style:name="T142" style:family="text">
      <style:text-properties style:font-name="Arial" fo:font-weight="bold" officeooo:rsid="017da7d7" style:font-weight-asian="bold" style:font-weight-complex="bold"/>
    </style:style>
    <style:style style:name="T143" style:family="text">
      <style:text-properties style:font-name="Arial" fo:font-weight="bold" officeooo:rsid="01803d09" style:font-weight-asian="bold" style:font-weight-complex="bold"/>
    </style:style>
    <style:style style:name="T144" style:family="text">
      <style:text-properties style:font-name="Arial" fo:font-weight="bold" officeooo:rsid="01ad8e4e" style:font-weight-asian="bold" style:font-weight-complex="bold"/>
    </style:style>
    <style:style style:name="T145" style:family="text">
      <style:text-properties style:font-name="Arial" fo:font-weight="bold" officeooo:rsid="01b15910" style:font-weight-asian="bold" style:font-weight-complex="bold"/>
    </style:style>
    <style:style style:name="T146" style:family="text">
      <style:text-properties style:font-name="Arial" fo:font-weight="bold" officeooo:rsid="01bdd7a9" style:font-weight-asian="bold" style:font-weight-complex="bold"/>
    </style:style>
    <style:style style:name="T147" style:family="text">
      <style:text-properties style:font-name="Arial" fo:font-weight="bold" officeooo:rsid="01be457d" style:font-weight-asian="bold" style:font-weight-complex="bold"/>
    </style:style>
    <style:style style:name="T148" style:family="text">
      <style:text-properties style:font-name="Arial" fo:font-weight="bold" officeooo:rsid="01d35348" style:font-weight-asian="bold" style:font-weight-complex="bold"/>
    </style:style>
    <style:style style:name="T149" style:family="text">
      <style:text-properties style:font-name="Arial" fo:font-weight="bold" officeooo:rsid="01d5cd9e" style:font-weight-asian="bold" style:font-weight-complex="bold"/>
    </style:style>
    <style:style style:name="T150" style:family="text">
      <style:text-properties style:font-name="Arial" fo:font-weight="bold" officeooo:rsid="01fba420" style:font-weight-asian="bold" style:font-weight-complex="bold"/>
    </style:style>
    <style:style style:name="T151" style:family="text">
      <style:text-properties style:font-name="Arial" fo:font-weight="bold" officeooo:rsid="01ff0dec" style:font-weight-asian="bold" style:font-weight-complex="bold"/>
    </style:style>
    <style:style style:name="T152" style:family="text">
      <style:text-properties style:font-name="Arial" fo:font-weight="bold" officeooo:rsid="01ff7d88" style:font-weight-asian="bold" style:font-weight-complex="bold"/>
    </style:style>
    <style:style style:name="T153" style:family="text">
      <style:text-properties style:font-name="Arial" fo:font-weight="bold" officeooo:rsid="02022275" style:font-weight-asian="bold" style:font-weight-complex="bold"/>
    </style:style>
    <style:style style:name="T154" style:family="text">
      <style:text-properties style:font-name="Arial" fo:font-weight="bold" officeooo:rsid="00181891" style:font-weight-asian="bold" style:font-weight-complex="bold"/>
    </style:style>
    <style:style style:name="T155" style:family="text">
      <style:text-properties style:font-name="Arial" fo:font-weight="bold" officeooo:rsid="0207e383" style:font-weight-asian="bold" style:font-weight-complex="bold"/>
    </style:style>
    <style:style style:name="T156" style:family="text">
      <style:text-properties style:font-name="Arial" fo:font-weight="bold" officeooo:rsid="0209a4a7" style:font-weight-asian="bold" style:font-weight-complex="bold"/>
    </style:style>
    <style:style style:name="T157" style:family="text">
      <style:text-properties style:font-name="Arial" fo:font-weight="bold" officeooo:rsid="020b84bf" style:font-weight-asian="bold" style:font-weight-complex="bold"/>
    </style:style>
    <style:style style:name="T158" style:family="text">
      <style:text-properties style:font-name="Arial" fo:font-weight="bold" officeooo:rsid="020f7ea7" style:font-weight-asian="bold" style:font-weight-complex="bold"/>
    </style:style>
    <style:style style:name="T159" style:family="text">
      <style:text-properties style:font-name="Arial" fo:font-weight="bold" officeooo:rsid="0211c59c" style:font-weight-asian="bold" style:font-weight-complex="bold"/>
    </style:style>
    <style:style style:name="T160" style:family="text">
      <style:text-properties style:font-name="Arial" fo:font-weight="bold" officeooo:rsid="0212a576" style:font-weight-asian="bold" style:font-weight-complex="bold"/>
    </style:style>
    <style:style style:name="T161" style:family="text">
      <style:text-properties style:font-name="Arial" fo:font-weight="bold" officeooo:rsid="0214956f" style:font-weight-asian="bold" style:font-weight-complex="bold"/>
    </style:style>
    <style:style style:name="T162" style:family="text">
      <style:text-properties style:font-name="Arial" fo:font-weight="bold" officeooo:rsid="0219a929" style:font-weight-asian="bold" style:font-weight-complex="bold"/>
    </style:style>
    <style:style style:name="T163" style:family="text">
      <style:text-properties style:font-name="Arial" fo:font-weight="bold" officeooo:rsid="021c9eb2" style:font-weight-asian="bold" style:font-weight-complex="bold"/>
    </style:style>
    <style:style style:name="T164" style:family="text">
      <style:text-properties style:font-name="Arial" fo:font-weight="bold" officeooo:rsid="021e7cfe" style:font-weight-asian="bold" style:font-weight-complex="bold"/>
    </style:style>
    <style:style style:name="T165" style:family="text">
      <style:text-properties style:font-name="Arial" fo:font-weight="bold" officeooo:rsid="02246896" style:font-weight-asian="bold" style:font-weight-complex="bold"/>
    </style:style>
    <style:style style:name="T166" style:family="text">
      <style:text-properties style:font-name="Arial" fo:font-weight="bold" officeooo:rsid="0229741e" style:font-weight-asian="bold" style:font-weight-complex="bold"/>
    </style:style>
    <style:style style:name="T167" style:family="text">
      <style:text-properties style:font-name="Arial" fo:font-weight="bold" officeooo:rsid="0241e8f0" style:font-weight-asian="bold" style:font-weight-complex="bold"/>
    </style:style>
    <style:style style:name="T168" style:family="text">
      <style:text-properties style:font-name="Arial" fo:font-weight="bold" officeooo:rsid="02440e13" style:font-weight-asian="bold" style:font-weight-complex="bold"/>
    </style:style>
    <style:style style:name="T169" style:family="text">
      <style:text-properties style:font-name="Arial" fo:font-weight="bold" officeooo:rsid="025f9d4d" style:font-weight-asian="bold" style:font-weight-complex="bold"/>
    </style:style>
    <style:style style:name="T170" style:family="text">
      <style:text-properties style:font-name="Arial" fo:font-weight="bold" officeooo:rsid="03253984" style:font-weight-asian="bold" style:font-weight-complex="bold"/>
    </style:style>
    <style:style style:name="T171" style:family="text">
      <style:text-properties style:font-name="Arial" fo:font-weight="bold" officeooo:rsid="0330e899" style:font-weight-asian="bold" style:font-weight-complex="bold"/>
    </style:style>
    <style:style style:name="T172" style:family="text">
      <style:text-properties style:font-name="Arial" fo:font-weight="bold" officeooo:rsid="0348cbca" style:font-weight-asian="bold" style:font-weight-complex="bold"/>
    </style:style>
    <style:style style:name="T173" style:family="text">
      <style:text-properties style:font-name="Arial" fo:font-weight="bold" officeooo:rsid="034da286" style:font-weight-asian="bold" style:font-weight-complex="bold"/>
    </style:style>
    <style:style style:name="T174" style:family="text">
      <style:text-properties style:font-name="Arial" fo:font-weight="bold" officeooo:rsid="03562d3f" style:font-weight-asian="bold" style:font-weight-complex="bold"/>
    </style:style>
    <style:style style:name="T175" style:family="text">
      <style:text-properties style:font-name="Arial" fo:font-weight="bold" officeooo:rsid="035848ab" style:font-weight-asian="bold" style:font-weight-complex="bold"/>
    </style:style>
    <style:style style:name="T176" style:family="text">
      <style:text-properties style:font-name="Arial" fo:font-weight="bold" officeooo:rsid="03611b59" style:font-weight-asian="bold" style:font-weight-complex="bold"/>
    </style:style>
    <style:style style:name="T177" style:family="text">
      <style:text-properties style:font-name="Arial" fo:font-weight="bold" officeooo:rsid="03630d8d" style:font-weight-asian="bold" style:font-weight-complex="bold"/>
    </style:style>
    <style:style style:name="T178" style:family="text">
      <style:text-properties style:font-name="Arial" fo:font-weight="bold" officeooo:rsid="036f6de8" style:font-weight-asian="bold" style:font-weight-complex="bold"/>
    </style:style>
    <style:style style:name="T179" style:family="text">
      <style:text-properties style:font-name="Arial" fo:font-weight="bold" officeooo:rsid="00fe8099" style:font-weight-asian="bold" style:font-weight-complex="bold"/>
    </style:style>
    <style:style style:name="T180" style:family="text">
      <style:text-properties style:font-name="Arial" fo:font-weight="bold" officeooo:rsid="03043fa9" style:font-weight-asian="bold" style:font-weight-complex="bold"/>
    </style:style>
    <style:style style:name="T181" style:family="text">
      <style:text-properties style:font-name="Arial" fo:font-weight="bold" officeooo:rsid="03117037" style:font-weight-asian="bold" style:font-weight-complex="bold"/>
    </style:style>
    <style:style style:name="T182" style:family="text">
      <style:text-properties style:font-name="Arial" fo:font-weight="bold" officeooo:rsid="0269c723" style:font-weight-asian="bold" style:font-weight-complex="bold"/>
    </style:style>
    <style:style style:name="T183" style:family="text">
      <style:text-properties style:font-name="Arial" fo:font-weight="bold" officeooo:rsid="026cb69b" style:font-weight-asian="bold" style:font-weight-complex="bold"/>
    </style:style>
    <style:style style:name="T184" style:family="text">
      <style:text-properties style:font-name="Arial" fo:font-weight="bold" officeooo:rsid="03093500" style:font-weight-asian="bold" style:font-weight-complex="bold"/>
    </style:style>
    <style:style style:name="T185" style:family="text">
      <style:text-properties style:font-name="Arial" fo:font-weight="bold" officeooo:rsid="030a3541" style:font-weight-asian="bold" style:font-weight-complex="bold"/>
    </style:style>
    <style:style style:name="T186" style:family="text">
      <style:text-properties style:font-name="Arial" fo:font-weight="bold" officeooo:rsid="026a1b6a" style:font-weight-asian="bold" style:font-weight-complex="bold"/>
    </style:style>
    <style:style style:name="T187" style:family="text">
      <style:text-properties style:font-name="Arial" fo:font-weight="bold" officeooo:rsid="01b66378" style:font-weight-asian="bold" style:font-weight-complex="bold"/>
    </style:style>
    <style:style style:name="T188" style:family="text">
      <style:text-properties style:font-name="Arial" officeooo:rsid="00b3b79f"/>
    </style:style>
    <style:style style:name="T189" style:family="text">
      <style:text-properties style:font-name="Arial" officeooo:rsid="00b40d3f"/>
    </style:style>
    <style:style style:name="T190" style:family="text">
      <style:text-properties style:font-name="Arial" officeooo:rsid="00b54c63"/>
    </style:style>
    <style:style style:name="T191" style:family="text">
      <style:text-properties style:font-name="Arial" officeooo:rsid="00b7c653"/>
    </style:style>
    <style:style style:name="T192" style:family="text">
      <style:text-properties style:font-name="Arial" officeooo:rsid="00babc5a"/>
    </style:style>
    <style:style style:name="T193" style:family="text">
      <style:text-properties style:font-name="Arial" officeooo:rsid="00c515fa"/>
    </style:style>
    <style:style style:name="T194" style:family="text">
      <style:text-properties style:font-name="Arial" officeooo:rsid="00cdfc68"/>
    </style:style>
    <style:style style:name="T195" style:family="text">
      <style:text-properties style:font-name="Arial" officeooo:rsid="00cecc9d"/>
    </style:style>
    <style:style style:name="T196" style:family="text">
      <style:text-properties style:font-name="Arial" officeooo:rsid="00cf962b"/>
    </style:style>
    <style:style style:name="T197" style:family="text">
      <style:text-properties style:font-name="Arial" officeooo:rsid="00d0e3c8"/>
    </style:style>
    <style:style style:name="T198" style:family="text">
      <style:text-properties style:font-name="Arial" officeooo:rsid="00f4bf25"/>
    </style:style>
    <style:style style:name="T199" style:family="text">
      <style:text-properties style:font-name="Arial" officeooo:rsid="00f9354e"/>
    </style:style>
    <style:style style:name="T200" style:family="text">
      <style:text-properties style:font-name="Arial" officeooo:rsid="00facb11"/>
    </style:style>
    <style:style style:name="T201" style:family="text">
      <style:text-properties style:font-name="Arial" officeooo:rsid="00fc1e2c"/>
    </style:style>
    <style:style style:name="T202" style:family="text">
      <style:text-properties style:font-name="Arial" officeooo:rsid="00fd622d"/>
    </style:style>
    <style:style style:name="T203" style:family="text">
      <style:text-properties style:font-name="Arial" officeooo:rsid="00fe8099"/>
    </style:style>
    <style:style style:name="T204" style:family="text">
      <style:text-properties style:font-name="Arial" officeooo:rsid="01004018"/>
    </style:style>
    <style:style style:name="T205" style:family="text">
      <style:text-properties style:font-name="Arial" officeooo:rsid="0101db1e"/>
    </style:style>
    <style:style style:name="T206" style:family="text">
      <style:text-properties style:font-name="Arial" officeooo:rsid="010322ff"/>
    </style:style>
    <style:style style:name="T207" style:family="text">
      <style:text-properties style:font-name="Arial" officeooo:rsid="01062da8"/>
    </style:style>
    <style:style style:name="T208" style:family="text">
      <style:text-properties style:font-name="Arial" officeooo:rsid="01069d1f"/>
    </style:style>
    <style:style style:name="T209" style:family="text">
      <style:text-properties style:font-name="Arial" officeooo:rsid="010cf299"/>
    </style:style>
    <style:style style:name="T210" style:family="text">
      <style:text-properties style:font-name="Arial" officeooo:rsid="010eb5c9"/>
    </style:style>
    <style:style style:name="T211" style:family="text">
      <style:text-properties style:font-name="Arial" officeooo:rsid="010f11fc"/>
    </style:style>
    <style:style style:name="T212" style:family="text">
      <style:text-properties style:font-name="Arial" officeooo:rsid="0110c313"/>
    </style:style>
    <style:style style:name="T213" style:family="text">
      <style:text-properties style:font-name="Arial" officeooo:rsid="01116ef9"/>
    </style:style>
    <style:style style:name="T214" style:family="text">
      <style:text-properties style:font-name="Arial" officeooo:rsid="012228d7"/>
    </style:style>
    <style:style style:name="T215" style:family="text">
      <style:text-properties style:font-name="Arial" officeooo:rsid="0122c694"/>
    </style:style>
    <style:style style:name="T216" style:family="text">
      <style:text-properties style:font-name="Arial" officeooo:rsid="012e6dd9"/>
    </style:style>
    <style:style style:name="T217" style:family="text">
      <style:text-properties style:font-name="Arial" officeooo:rsid="012f26b0"/>
    </style:style>
    <style:style style:name="T218" style:family="text">
      <style:text-properties style:font-name="Arial" officeooo:rsid="0130b250"/>
    </style:style>
    <style:style style:name="T219" style:family="text">
      <style:text-properties style:font-name="Arial" officeooo:rsid="01319690"/>
    </style:style>
    <style:style style:name="T220" style:family="text">
      <style:text-properties style:font-name="Arial" officeooo:rsid="0132a1a9"/>
    </style:style>
    <style:style style:name="T221" style:family="text">
      <style:text-properties style:font-name="Arial" officeooo:rsid="013336e7"/>
    </style:style>
    <style:style style:name="T222" style:family="text">
      <style:text-properties style:font-name="Arial" officeooo:rsid="0133d181"/>
    </style:style>
    <style:style style:name="T223" style:family="text">
      <style:text-properties style:font-name="Arial" officeooo:rsid="013fc7c3"/>
    </style:style>
    <style:style style:name="T224" style:family="text">
      <style:text-properties style:font-name="Arial" officeooo:rsid="0140a7d7"/>
    </style:style>
    <style:style style:name="T225" style:family="text">
      <style:text-properties style:font-name="Arial" officeooo:rsid="0143d4cb"/>
    </style:style>
    <style:style style:name="T226" style:family="text">
      <style:text-properties style:font-name="Arial" officeooo:rsid="0146e37f"/>
    </style:style>
    <style:style style:name="T227" style:family="text">
      <style:text-properties style:font-name="Arial" officeooo:rsid="014e1a8c"/>
    </style:style>
    <style:style style:name="T228" style:family="text">
      <style:text-properties style:font-name="Arial" officeooo:rsid="014f550a"/>
    </style:style>
    <style:style style:name="T229" style:family="text">
      <style:text-properties style:font-name="Arial" officeooo:rsid="015917b9"/>
    </style:style>
    <style:style style:name="T230" style:family="text">
      <style:text-properties style:font-name="Arial" officeooo:rsid="016ea997"/>
    </style:style>
    <style:style style:name="T231" style:family="text">
      <style:text-properties style:font-name="Arial" officeooo:rsid="01923d76"/>
    </style:style>
    <style:style style:name="T232" style:family="text">
      <style:text-properties style:font-name="Arial" officeooo:rsid="01979696"/>
    </style:style>
    <style:style style:name="T233" style:family="text">
      <style:text-properties style:font-name="Arial" officeooo:rsid="00befde3"/>
    </style:style>
    <style:style style:name="T234" style:family="text">
      <style:text-properties style:font-name="Arial" officeooo:rsid="0198c9ea"/>
    </style:style>
    <style:style style:name="T235" style:family="text">
      <style:text-properties style:font-name="Arial" officeooo:rsid="012c6a26"/>
    </style:style>
    <style:style style:name="T236" style:family="text">
      <style:text-properties style:font-name="Arial" fo:font-weight="normal" officeooo:rsid="00f9354e" style:font-weight-asian="normal" style:font-weight-complex="normal"/>
    </style:style>
    <style:style style:name="T237" style:family="text">
      <style:text-properties style:font-name="Arial" fo:font-weight="normal" officeooo:rsid="019c89ea" style:font-weight-asian="normal" style:font-weight-complex="normal"/>
    </style:style>
    <style:style style:name="T238" style:family="text">
      <style:text-properties style:font-name="Arial" fo:font-weight="normal" officeooo:rsid="01a00181" style:font-weight-asian="normal" style:font-weight-complex="normal"/>
    </style:style>
    <style:style style:name="T239" style:family="text">
      <style:text-properties style:font-name="Arial" fo:font-weight="normal" officeooo:rsid="01a10327" style:font-weight-asian="normal" style:font-weight-complex="normal"/>
    </style:style>
    <style:style style:name="T240" style:family="text">
      <style:text-properties style:font-name="Arial" fo:font-weight="normal" officeooo:rsid="01a35362" style:font-weight-asian="normal" style:font-weight-complex="normal"/>
    </style:style>
    <style:style style:name="T241" style:family="text">
      <style:text-properties style:font-name="Arial" fo:font-weight="normal" officeooo:rsid="02641174" style:font-weight-asian="normal" style:font-weight-complex="normal"/>
    </style:style>
    <style:style style:name="T242" style:family="text">
      <style:text-properties style:font-name="Arial" fo:font-weight="normal" officeooo:rsid="038812e8" style:font-weight-asian="normal" style:font-weight-complex="normal"/>
    </style:style>
    <style:style style:name="T243" style:family="text">
      <style:text-properties style:font-name="Arial" fo:font-weight="normal" officeooo:rsid="03a61632" style:font-weight-asian="normal" style:font-weight-complex="normal"/>
    </style:style>
    <style:style style:name="T244" style:family="text">
      <style:text-properties style:font-name="Arial" fo:font-weight="normal" officeooo:rsid="04289e29" style:font-weight-asian="normal" style:font-weight-complex="normal"/>
    </style:style>
    <style:style style:name="T245" style:family="text">
      <style:text-properties style:font-name="Arial" officeooo:rsid="01a2e168"/>
    </style:style>
    <style:style style:name="T246" style:family="text">
      <style:text-properties style:font-name="Arial" officeooo:rsid="01a35362"/>
    </style:style>
    <style:style style:name="T247" style:family="text">
      <style:text-properties style:font-name="Arial" officeooo:rsid="01ac331d"/>
    </style:style>
    <style:style style:name="T248" style:family="text">
      <style:text-properties style:font-name="Arial" officeooo:rsid="01ad8e4e"/>
    </style:style>
    <style:style style:name="T249" style:family="text">
      <style:text-properties style:font-name="Arial" officeooo:rsid="01aeda51"/>
    </style:style>
    <style:style style:name="T250" style:family="text">
      <style:text-properties style:font-name="Arial" officeooo:rsid="01b01dec"/>
    </style:style>
    <style:style style:name="T251" style:family="text">
      <style:text-properties style:font-name="Arial" officeooo:rsid="01b15910"/>
    </style:style>
    <style:style style:name="T252" style:family="text">
      <style:text-properties style:font-name="Arial" officeooo:rsid="01b2f3c3"/>
    </style:style>
    <style:style style:name="T253" style:family="text">
      <style:text-properties style:font-name="Arial" officeooo:rsid="01b66378"/>
    </style:style>
    <style:style style:name="T254" style:family="text">
      <style:text-properties style:font-name="Arial" officeooo:rsid="01ba80a3"/>
    </style:style>
    <style:style style:name="T255" style:family="text">
      <style:text-properties style:font-name="Arial" officeooo:rsid="01be457d"/>
    </style:style>
    <style:style style:name="T256" style:family="text">
      <style:text-properties style:font-name="Arial" officeooo:rsid="01d0dfc3"/>
    </style:style>
    <style:style style:name="T257" style:family="text">
      <style:text-properties style:font-name="Arial" officeooo:rsid="01d35348"/>
    </style:style>
    <style:style style:name="T258" style:family="text">
      <style:text-properties style:font-name="Arial" officeooo:rsid="01d4d485"/>
    </style:style>
    <style:style style:name="T259" style:family="text">
      <style:text-properties style:font-name="Arial" officeooo:rsid="01d67ee5"/>
    </style:style>
    <style:style style:name="T260" style:family="text">
      <style:text-properties style:font-name="Arial" officeooo:rsid="01f7e1c4"/>
    </style:style>
    <style:style style:name="T261" style:family="text">
      <style:text-properties style:font-name="Arial" officeooo:rsid="01fcb94b"/>
    </style:style>
    <style:style style:name="T262" style:family="text">
      <style:text-properties style:font-name="Arial" officeooo:rsid="01ff0dec"/>
    </style:style>
    <style:style style:name="T263" style:family="text">
      <style:text-properties style:font-name="Arial" officeooo:rsid="0200ca9d"/>
    </style:style>
    <style:style style:name="T264" style:family="text">
      <style:text-properties style:font-name="Arial" officeooo:rsid="0203588c"/>
    </style:style>
    <style:style style:name="T265" style:family="text">
      <style:text-properties style:font-name="Arial" officeooo:rsid="0203e251"/>
    </style:style>
    <style:style style:name="T266" style:family="text">
      <style:text-properties style:font-name="Arial" officeooo:rsid="00ef7d99"/>
    </style:style>
    <style:style style:name="T267" style:family="text">
      <style:text-properties style:font-name="Arial" officeooo:rsid="00181891"/>
    </style:style>
    <style:style style:name="T268" style:family="text">
      <style:text-properties style:font-name="Arial" officeooo:rsid="01df847d"/>
    </style:style>
    <style:style style:name="T269" style:family="text">
      <style:text-properties style:font-name="Arial" officeooo:rsid="020736ac"/>
    </style:style>
    <style:style style:name="T270" style:family="text">
      <style:text-properties style:font-name="Arial" officeooo:rsid="0207e383"/>
    </style:style>
    <style:style style:name="T271" style:family="text">
      <style:text-properties style:font-name="Arial" officeooo:rsid="020d4c5c"/>
    </style:style>
    <style:style style:name="T272" style:family="text">
      <style:text-properties style:font-name="Arial" officeooo:rsid="0216422b"/>
    </style:style>
    <style:style style:name="T273" style:family="text">
      <style:text-properties style:font-name="Arial" officeooo:rsid="02180e15"/>
    </style:style>
    <style:style style:name="T274" style:family="text">
      <style:text-properties style:font-name="Arial" officeooo:rsid="0219a929"/>
    </style:style>
    <style:style style:name="T275" style:family="text">
      <style:text-properties style:font-name="Arial" officeooo:rsid="02403313"/>
    </style:style>
    <style:style style:name="T276" style:family="text">
      <style:text-properties style:font-name="Arial" officeooo:rsid="0241df74"/>
    </style:style>
    <style:style style:name="T277" style:family="text">
      <style:text-properties style:font-name="Arial" officeooo:rsid="0241e8f0"/>
    </style:style>
    <style:style style:name="T278" style:family="text">
      <style:text-properties style:font-name="Arial" officeooo:rsid="02440e13"/>
    </style:style>
    <style:style style:name="T279" style:family="text">
      <style:text-properties style:font-name="Arial" officeooo:rsid="0246ca5e"/>
    </style:style>
    <style:style style:name="T280" style:family="text">
      <style:text-properties style:font-name="Arial" officeooo:rsid="0248a781"/>
    </style:style>
    <style:style style:name="T281" style:family="text">
      <style:text-properties style:font-name="Arial" officeooo:rsid="0269c723"/>
    </style:style>
    <style:style style:name="T282" style:family="text">
      <style:text-properties style:font-name="Arial" officeooo:rsid="026a1b6a"/>
    </style:style>
    <style:style style:name="T283" style:family="text">
      <style:text-properties style:font-name="Arial" officeooo:rsid="026b920e"/>
    </style:style>
    <style:style style:name="T284" style:family="text">
      <style:text-properties style:font-name="Arial" officeooo:rsid="026cb69b"/>
    </style:style>
    <style:style style:name="T285" style:family="text">
      <style:text-properties style:font-name="Arial" officeooo:rsid="026ecb0d"/>
    </style:style>
    <style:style style:name="T286" style:family="text">
      <style:text-properties style:font-name="Arial" officeooo:rsid="0274f062"/>
    </style:style>
    <style:style style:name="T287" style:family="text">
      <style:text-properties style:font-name="Arial" officeooo:rsid="02754d17"/>
    </style:style>
    <style:style style:name="T288" style:family="text">
      <style:text-properties style:font-name="Arial" officeooo:rsid="02faffdc"/>
    </style:style>
    <style:style style:name="T289" style:family="text">
      <style:text-properties style:font-name="Arial" officeooo:rsid="0300931f"/>
    </style:style>
    <style:style style:name="T290" style:family="text">
      <style:text-properties style:font-name="Arial" officeooo:rsid="03043fa9"/>
    </style:style>
    <style:style style:name="T291" style:family="text">
      <style:text-properties style:font-name="Arial" officeooo:rsid="0305ff96"/>
    </style:style>
    <style:style style:name="T292" style:family="text">
      <style:text-properties style:font-name="Arial" officeooo:rsid="030967ff"/>
    </style:style>
    <style:style style:name="T293" style:family="text">
      <style:text-properties style:font-name="Arial" officeooo:rsid="030a3541"/>
    </style:style>
    <style:style style:name="T294" style:family="text">
      <style:text-properties style:font-name="Arial" officeooo:rsid="030cbcfa"/>
    </style:style>
    <style:style style:name="T295" style:family="text">
      <style:text-properties style:font-name="Arial" officeooo:rsid="030e5a27"/>
    </style:style>
    <style:style style:name="T296" style:family="text">
      <style:text-properties style:font-name="Arial" officeooo:rsid="030f05ac"/>
    </style:style>
    <style:style style:name="T297" style:family="text">
      <style:text-properties style:font-name="Arial" officeooo:rsid="031054de"/>
    </style:style>
    <style:style style:name="T298" style:family="text">
      <style:text-properties style:font-name="Arial" officeooo:rsid="0310f026"/>
    </style:style>
    <style:style style:name="T299" style:family="text">
      <style:text-properties style:font-name="Arial" officeooo:rsid="03117037"/>
    </style:style>
    <style:style style:name="T300" style:family="text">
      <style:text-properties style:font-name="Arial" officeooo:rsid="03127d9f"/>
    </style:style>
    <style:style style:name="T301" style:family="text">
      <style:text-properties style:font-name="Arial" officeooo:rsid="03133ddd"/>
    </style:style>
    <style:style style:name="T302" style:family="text">
      <style:text-properties style:font-name="Arial" officeooo:rsid="0314f20a"/>
    </style:style>
    <style:style style:name="T303" style:family="text">
      <style:text-properties style:font-name="Arial" officeooo:rsid="031629fa"/>
    </style:style>
    <style:style style:name="T304" style:family="text">
      <style:text-properties style:font-name="Arial" officeooo:rsid="031b1891"/>
    </style:style>
    <style:style style:name="T305" style:family="text">
      <style:text-properties style:font-name="Arial" officeooo:rsid="031bb5df"/>
    </style:style>
    <style:style style:name="T306" style:family="text">
      <style:text-properties style:font-name="Arial" officeooo:rsid="031dc2ff"/>
    </style:style>
    <style:style style:name="T307" style:family="text">
      <style:text-properties style:font-name="Arial" officeooo:rsid="0320dd96"/>
    </style:style>
    <style:style style:name="T308" style:family="text">
      <style:text-properties style:font-name="Arial" officeooo:rsid="03225054"/>
    </style:style>
    <style:style style:name="T309" style:family="text">
      <style:text-properties style:font-name="Arial" officeooo:rsid="0323bbd5"/>
    </style:style>
    <style:style style:name="T310" style:family="text">
      <style:text-properties style:font-name="Arial" officeooo:rsid="03243a2f"/>
    </style:style>
    <style:style style:name="T311" style:family="text">
      <style:text-properties style:font-name="Arial" officeooo:rsid="0334ddb5"/>
    </style:style>
    <style:style style:name="T312" style:family="text">
      <style:text-properties style:font-name="Arial" officeooo:rsid="033637f6"/>
    </style:style>
    <style:style style:name="T313" style:family="text">
      <style:text-properties style:font-name="Arial" officeooo:rsid="0336932b"/>
    </style:style>
    <style:style style:name="T314" style:family="text">
      <style:text-properties style:font-name="Arial" officeooo:rsid="0337c5a3"/>
    </style:style>
    <style:style style:name="T315" style:family="text">
      <style:text-properties style:font-name="Arial" officeooo:rsid="033b22f6"/>
    </style:style>
    <style:style style:name="T316" style:family="text">
      <style:text-properties style:font-name="Arial" officeooo:rsid="033e8800"/>
    </style:style>
    <style:style style:name="T317" style:family="text">
      <style:text-properties style:font-name="Arial" officeooo:rsid="0342000f"/>
    </style:style>
    <style:style style:name="T318" style:family="text">
      <style:text-properties style:font-name="Arial" officeooo:rsid="03429689"/>
    </style:style>
    <style:style style:name="T319" style:family="text">
      <style:text-properties style:font-name="Arial" officeooo:rsid="034da286"/>
    </style:style>
    <style:style style:name="T320" style:family="text">
      <style:text-properties style:font-name="Arial" officeooo:rsid="0350dc62"/>
    </style:style>
    <style:style style:name="T321" style:family="text">
      <style:text-properties style:font-name="Arial" officeooo:rsid="03707f98"/>
    </style:style>
    <style:style style:name="T322" style:family="text">
      <style:text-properties style:font-name="Arial" officeooo:rsid="03864aeb"/>
    </style:style>
    <style:style style:name="T323" style:family="text">
      <style:text-properties style:font-name="Arial" officeooo:rsid="03a9f4a3"/>
    </style:style>
    <style:style style:name="T324" style:family="text">
      <style:text-properties style:font-name="Arial" officeooo:rsid="03abd3c9"/>
    </style:style>
    <style:style style:name="T325" style:family="text">
      <style:text-properties style:font-name="Arial" officeooo:rsid="04268e8a"/>
    </style:style>
    <style:style style:name="T326" style:family="text">
      <style:text-properties style:font-name="Arial" officeooo:rsid="0427c8db"/>
    </style:style>
    <style:style style:name="T327" style:family="text">
      <style:text-properties style:font-name="Arial" officeooo:rsid="04289e29"/>
    </style:style>
    <style:style style:name="T328" style:family="text">
      <style:text-properties officeooo:rsid="00a2febf"/>
    </style:style>
    <style:style style:name="T329" style:family="text">
      <style:text-properties officeooo:rsid="00dffb2a"/>
    </style:style>
    <style:style style:name="T330" style:family="text">
      <style:text-properties officeooo:rsid="00e37415"/>
    </style:style>
    <style:style style:name="T331" style:family="text">
      <style:text-properties officeooo:rsid="00ef7d99"/>
    </style:style>
    <style:style style:name="T332" style:family="text">
      <style:text-properties officeooo:rsid="00f24320"/>
    </style:style>
    <style:style style:name="T333" style:family="text">
      <style:text-properties officeooo:rsid="01a8f164"/>
    </style:style>
    <style:style style:name="T334" style:family="text">
      <style:text-properties officeooo:rsid="01df847d"/>
    </style:style>
    <style:style style:name="T335" style:family="text">
      <style:text-properties officeooo:rsid="0258d92f"/>
    </style:style>
    <style:style style:name="T336" style:family="text">
      <style:text-properties officeooo:rsid="025a36db"/>
    </style:style>
    <style:style style:name="T337" style:family="text">
      <style:text-properties officeooo:rsid="025d02fe"/>
    </style:style>
    <style:style style:name="T338" style:family="text">
      <style:text-properties officeooo:rsid="02787c27" style:font-size-asian="16pt"/>
    </style:style>
    <style:style style:name="T339" style:family="text">
      <style:text-properties officeooo:rsid="00237f65" style:font-size-asian="16pt"/>
    </style:style>
    <style:style style:name="T340" style:family="text">
      <style:text-properties officeooo:rsid="0046d960" style:font-size-asian="16pt"/>
    </style:style>
    <style:style style:name="T341" style:family="text">
      <style:text-properties officeooo:rsid="02f24458" style:font-size-asian="16pt"/>
    </style:style>
    <style:style style:name="T342" style:family="text">
      <style:text-properties officeooo:rsid="03dd8719" style:font-size-asian="16pt"/>
    </style:style>
    <style:style style:name="T343" style:family="text">
      <style:text-properties officeooo:rsid="0088da1b" style:font-size-asian="16pt"/>
    </style:style>
    <style:style style:name="T344" style:family="text">
      <style:text-properties officeooo:rsid="03e29704" style:font-size-asian="16pt"/>
    </style:style>
    <style:style style:name="T345" style:family="text">
      <style:text-properties officeooo:rsid="03e4acba" style:font-size-asian="16pt"/>
    </style:style>
    <style:style style:name="T346" style:family="text">
      <style:text-properties officeooo:rsid="04c43b7d" style:font-size-asian="16pt"/>
    </style:style>
    <style:style style:name="T347" style:family="text">
      <style:text-properties officeooo:rsid="04c52862" style:font-size-asian="16pt"/>
    </style:style>
    <style:style style:name="T348" style:family="text">
      <style:text-properties officeooo:rsid="04c58449" style:font-size-asian="16pt"/>
    </style:style>
    <style:style style:name="T349" style:family="text">
      <style:text-properties officeooo:rsid="016ff674" style:font-size-asian="16pt"/>
    </style:style>
    <style:style style:name="T350" style:family="text">
      <style:text-properties officeooo:rsid="04c15276" style:font-size-asian="16pt"/>
    </style:style>
    <style:style style:name="T351" style:family="text">
      <style:text-properties officeooo:rsid="00ef8099" style:font-size-asian="16pt"/>
    </style:style>
    <style:style style:name="T352" style:family="text">
      <style:text-properties officeooo:rsid="00899c2b" style:font-size-asian="16pt"/>
    </style:style>
    <style:style style:name="T353" style:family="text">
      <style:text-properties officeooo:rsid="0170309c" style:font-size-asian="16pt"/>
    </style:style>
    <style:style style:name="T354" style:family="text">
      <style:text-properties officeooo:rsid="04cb74af" style:font-size-asian="16pt"/>
    </style:style>
    <style:style style:name="T355" style:family="text">
      <style:text-properties officeooo:rsid="03864aeb" style:font-size-asian="16pt"/>
    </style:style>
    <style:style style:name="T356" style:family="text">
      <style:text-properties officeooo:rsid="028ad8f9"/>
    </style:style>
    <style:style style:name="T357" style:family="text">
      <style:text-properties officeooo:rsid="028bbde1"/>
    </style:style>
    <style:style style:name="T358" style:family="text">
      <style:text-properties officeooo:rsid="028c7d96"/>
    </style:style>
    <style:style style:name="T359" style:family="text">
      <style:text-properties officeooo:rsid="028e539d"/>
    </style:style>
    <style:style style:name="T360" style:family="text">
      <style:text-properties officeooo:rsid="028ec219"/>
    </style:style>
    <style:style style:name="T361" style:family="text">
      <style:text-properties officeooo:rsid="0291d489"/>
    </style:style>
    <style:style style:name="T362" style:family="text">
      <style:text-properties officeooo:rsid="02934d88"/>
    </style:style>
    <style:style style:name="T363" style:family="text">
      <style:text-properties officeooo:rsid="0293a0f6"/>
    </style:style>
    <style:style style:name="T364" style:family="text">
      <style:text-properties officeooo:rsid="029b5b4c"/>
    </style:style>
    <style:style style:name="T365" style:family="text">
      <style:text-properties officeooo:rsid="029c66ca"/>
    </style:style>
    <style:style style:name="T366" style:family="text">
      <style:text-properties officeooo:rsid="029d4448"/>
    </style:style>
    <style:style style:name="T367" style:family="text">
      <style:text-properties officeooo:rsid="029e6cd3"/>
    </style:style>
    <style:style style:name="T368" style:family="text">
      <style:text-properties officeooo:rsid="029eb40f"/>
    </style:style>
    <style:style style:name="T369" style:family="text">
      <style:text-properties officeooo:rsid="029f50d0"/>
    </style:style>
    <style:style style:name="T370" style:family="text">
      <style:text-properties officeooo:rsid="02a1e810"/>
    </style:style>
    <style:style style:name="T371" style:family="text">
      <style:text-properties officeooo:rsid="02a7646b"/>
    </style:style>
    <style:style style:name="T372" style:family="text">
      <style:text-properties officeooo:rsid="02a86f69"/>
    </style:style>
    <style:style style:name="T373" style:family="text">
      <style:text-properties officeooo:rsid="02b17656"/>
    </style:style>
    <style:style style:name="T374" style:family="text">
      <style:text-properties officeooo:rsid="02d0d903"/>
    </style:style>
    <style:style style:name="T375" style:family="text">
      <style:text-properties officeooo:rsid="02f24458"/>
    </style:style>
    <style:style style:name="T376" style:family="text">
      <style:text-properties officeooo:rsid="02f6995e"/>
    </style:style>
    <style:style style:name="T377" style:family="text">
      <style:text-properties officeooo:rsid="02f78a5d"/>
    </style:style>
    <style:style style:name="T378" style:family="text">
      <style:text-properties officeooo:rsid="02f9627a"/>
    </style:style>
    <style:style style:name="T379" style:family="text">
      <style:text-properties officeooo:rsid="03cf2260"/>
    </style:style>
    <style:style style:name="T380" style:family="text">
      <style:text-properties officeooo:rsid="03d1026a"/>
    </style:style>
    <style:style style:name="T381" style:family="text">
      <style:text-properties officeooo:rsid="03d1e966"/>
    </style:style>
    <style:style style:name="T382" style:family="text">
      <style:text-properties officeooo:rsid="0513dee1"/>
    </style:style>
    <style:style style:name="T383" style:family="text">
      <style:text-properties officeooo:rsid="03d5dfa8"/>
    </style:style>
    <style:style style:name="T384" style:family="text">
      <style:text-properties officeooo:rsid="03d8e58b"/>
    </style:style>
    <style:style style:name="T385" style:family="text">
      <style:text-properties officeooo:rsid="03ddac69"/>
    </style:style>
    <style:style style:name="T386" style:family="text">
      <style:text-properties officeooo:rsid="03de1ed3"/>
    </style:style>
    <style:style style:name="T387" style:family="text">
      <style:text-properties officeooo:rsid="03e0caea"/>
    </style:style>
    <style:style style:name="T388" style:family="text">
      <style:text-properties officeooo:rsid="03e11b92"/>
    </style:style>
    <style:style style:name="T389" style:family="text">
      <style:text-properties officeooo:rsid="03e288fe"/>
    </style:style>
    <style:style style:name="T390" style:family="text">
      <style:text-properties officeooo:rsid="03f6c380"/>
    </style:style>
    <style:style style:name="T391" style:family="text">
      <style:text-properties officeooo:rsid="03fb2903"/>
    </style:style>
    <style:style style:name="T392" style:family="text">
      <style:text-properties officeooo:rsid="03fc0e2f"/>
    </style:style>
    <style:style style:name="T393" style:family="text">
      <style:text-properties officeooo:rsid="0401ee54"/>
    </style:style>
    <style:style style:name="T394" style:family="text">
      <style:text-properties officeooo:rsid="04071f8f"/>
    </style:style>
    <style:style style:name="T395" style:family="text">
      <style:text-properties officeooo:rsid="04084508"/>
    </style:style>
    <style:style style:name="T396" style:family="text">
      <style:text-properties officeooo:rsid="04096c50"/>
    </style:style>
    <style:style style:name="T397" style:family="text">
      <style:text-properties officeooo:rsid="0409e6b2"/>
    </style:style>
    <style:style style:name="T398" style:family="text">
      <style:text-properties officeooo:rsid="040b36d4"/>
    </style:style>
    <style:style style:name="T399" style:family="text">
      <style:text-properties officeooo:rsid="040dba07"/>
    </style:style>
    <style:style style:name="T400" style:family="text">
      <style:text-properties officeooo:rsid="0413073f"/>
    </style:style>
    <style:style style:name="T401" style:family="text">
      <style:text-properties officeooo:rsid="0415e7f8"/>
    </style:style>
    <style:style style:name="T402" style:family="text">
      <style:text-properties officeooo:rsid="0418fd8b"/>
    </style:style>
    <style:style style:name="T403" style:family="text">
      <style:text-properties fo:font-weight="normal" officeooo:rsid="04cb74af" style:font-size-asian="16pt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0"><text:span text:style-name="T36">My</text:span>Car Rent Yazılım Sistemi</text:p>
      <text:p text:style-name="P70">Geliştirme Planlaması</text:p>
      <text:p text:style-name="P4"/>
      <text:p text:style-name="P65">Geliştirme Sürecini Yöneten:</text:p>
      <text:p text:style-name="P66">Yazılım Geliştirme Ekibi <text:span text:style-name="T332">L</text:span>ideri ve Yazılım Mühendisi</text:p>
      <text:p text:style-name="P66">Muhammed Yusuf Akçadağ</text:p>
      <text:p text:style-name="P4"/>
      <text:p text:style-name="P60">---------------------------------------------------------------------------------------------</text:p>
      <text:p text:style-name="P51">İçerik</text:p>
      <text:p text:style-name="P62">---------------------------------------------------------------------------------------------</text:p>
      <text:p text:style-name="P52"><text:span text:style-name="T375">0: </text:span><text:span text:style-name="T361">Yazılım Sistemi </text:span><text:span text:style-name="T338">Yapılabilirliği</text:span></text:p>
      <text:p text:style-name="P67">---------------------------------------------------------------------------------------------</text:p>
      <text:p text:style-name="P53"><text:span text:style-name="T341">1: </text:span><text:span text:style-name="T339">Hikaye</text:span></text:p>
      <text:p text:style-name="P68">---------------------------------------------------------------------------------------------</text:p>
      <text:p text:style-name="P54"><text:span text:style-name="T341">2: </text:span><text:span text:style-name="T340">MyCar Rent Yazılım Sistemi</text:span></text:p>
      <text:p text:style-name="P69">---------------------------------------------------------------------------------------------</text:p>
      <text:p text:style-name="P55"><text:span text:style-name="T95">3: </text:span><text:span text:style-name="T71">M</text:span><text:span text:style-name="T84">yCar Rent Yazılım Sistemi Geliştirme Aşamaları</text:span></text:p>
      <text:p text:style-name="P146">---------------------------------------------------------------------------------------------</text:p>
      <text:p text:style-name="P56"><text:span text:style-name="T95">4: </text:span><text:span text:style-name="T71">M</text:span><text:span text:style-name="T85">yCar Rent Yazılım Sistemi Geliştirme </text:span><text:span text:style-name="T86">Süreci </text:span><text:span text:style-name="T87">İş Yükü Dağılımı</text:span></text:p>
      <text:p text:style-name="P147">---------------------------------------------------------------------------------------------</text:p>
      <text:p text:style-name="P57"><text:span text:style-name="T96">5: </text:span><text:span text:style-name="T71">M</text:span><text:span text:style-name="T85">yCar Rent Yazılım Sistemi Geliştirme </text:span><text:span text:style-name="T86">Süreci</text:span><text:span text:style-name="T85"> </text:span><text:span text:style-name="T88">Takvimi</text:span></text:p>
      <text:p text:style-name="P148">---------------------------------------------------------------------------------------------</text:p>
      <text:p text:style-name="P58"><text:span text:style-name="T96">6: </text:span><text:span text:style-name="T71">M</text:span><text:span text:style-name="T85">yCar Rent Yazılım Sistemi </text:span><text:span text:style-name="T89">Yasal Gereksinimler</text:span><text:span text:style-name="T90">i</text:span></text:p>
      <text:p text:style-name="P149">---------------------------------------------------------------------------------------------</text:p>
      <text:p text:style-name="P59"><text:span text:style-name="T96">7: </text:span><text:span text:style-name="T71">M</text:span><text:span text:style-name="T79">yCar Rent Yazılım Sistemi </text:span><text:span text:style-name="T83">Geliştirme Süreci</text:span><text:span text:style-name="T79"> </text:span><text:span text:style-name="T82">Maliyet</text:span><text:span text:style-name="T91">i </text:span><text:span text:style-name="T82">Analizi</text:span></text:p>
      <text:p text:style-name="P61">---------------------------------------------------------------------------------------------</text:p>
      <text:p text:style-name="P4"/>
      <text:p text:style-name="P78"><text:span text:style-name="T376">0: </text:span><text:span text:style-name="T362">Yazılım Sistemi</text:span> Yapılabilirliği</text:p>
      <text:p text:style-name="P4"/>
      <text:p text:style-name="P4"><text:span text:style-name="T363"><text:tab/>Yazılım sistemi</text:span><text:span text:style-name="T333"> yapılabilirliliği</text:span><text:span text:style-name="T16"> “</text:span><text:span text:style-name="T19">Ön Gereksinimler Raporu</text:span><text:span text:style-name="T16">”</text:span><text:span text:style-name="T333"> </text:span><text:span text:style-name="T356">adlı belge incelenerek</text:span><text:span text:style-name="T333"> </text:span><text:span text:style-name="T16">“MyCar Rent Yazılım Sistemi Yapılabilirlik Raporu” </text:span><text:span text:style-name="T333">adlı </text:span><text:span text:style-name="T357">belge</text:span><text:span text:style-name="T358">yle</text:span><text:span text:style-name="T333"> onaylanmıştır.</text:span></text:p>
      <text:p text:style-name="P4"/>
      <text:p text:style-name="P1"><text:tab/>Bu <text:span text:style-name="T359">belge</text:span> <text:span text:style-name="T1">YuSoft </text:span><text:span text:style-name="T30">şirketi</text:span><text:span text:style-name="T1"> </text:span>adına <text:span text:style-name="T29">YuSoft </text:span><text:span text:style-name="T31">şirketi</text:span><text:span text:style-name="T29"> </text:span><text:span text:style-name="T331">yazılım geliştirme</text:span><text:span text:style-name="T2"> </text:span><text:soft-page-break/><text:span text:style-name="T29">eki</text:span><text:span text:style-name="T334">bi</text:span><text:span text:style-name="T29"> lideri ve yazılım mühendisi </text:span><text:span text:style-name="T2">Muhammed Yusuf Akçadağ </text:span><text:span text:style-name="T29">tarafından</text:span><text:span text:style-name="T2"> </text:span><text:span text:style-name="T5">My</text:span><text:span text:style-name="T3">Car Rent</text:span><text:span text:style-name="T32"> şirketine </text:span><text:span text:style-name="T360">geliştirilip</text:span><text:span text:style-name="T32"> teslim edilecek </text:span><text:span text:style-name="T34">ve bakımı yapılmaya devam ed</text:span><text:span text:style-name="T37">ile</text:span><text:span text:style-name="T34">cek </text:span><text:span text:style-name="T35">olan</text:span><text:span text:style-name="T29"> </text:span><text:span text:style-name="T6">My</text:span><text:span text:style-name="T3">Car Rent Yazılım Sistemi</text:span><text:span text:style-name="T32"> içi</text:span><text:span text:style-name="T33">n</text:span><text:span text:style-name="T29"> tutulmaktadır.</text:span></text:p>
      <text:p text:style-name="P1"/>
      <text:p text:style-name="P71"><text:span text:style-name="T377">1: </text:span>Hikaye</text:p>
      <text:p text:style-name="P2"/>
      <text:p text:style-name="P3"><text:tab/><text:span text:style-name="T7">My</text:span><text:span text:style-name="T4">Car Rent </text:span><text:span text:style-name="T38">şirketi,</text:span><text:span text:style-name="T364"> şubeleri, personelleri vb. yönetmek;</text:span><text:span text:style-name="T38"> </text:span><text:span text:style-name="T40">taşıt kiralama </text:span><text:span text:style-name="T365">işini </text:span><text:span text:style-name="T40">otomatize etmek </text:span><text:span text:style-name="T366">ve </text:span><text:span text:style-name="T365">çevrim içi hale getirmek</text:span><text:span text:style-name="T40"> </text:span><text:span text:style-name="T43">için</text:span><text:span text:style-name="T41"> </text:span><text:span text:style-name="T42">istediği yazılım sistemi</text:span><text:span text:style-name="T398">nin</text:span><text:span text:style-name="T42"> </text:span><text:span text:style-name="T329">geliştirilmesi ve </text:span><text:span text:style-name="T330">bakımı</text:span><text:span text:style-name="T42"> </text:span><text:span text:style-name="T44">için </text:span><text:span text:style-name="T394">yazılım geliştirme şirketlerinden </text:span><text:span text:style-name="T397">teklif almıştır.</text:span><text:span text:style-name="T394"> </text:span><text:span text:style-name="T399">E</text:span><text:span text:style-name="T394">n uyun maliye</text:span><text:span text:style-name="T395">ti</text:span><text:span text:style-name="T394"> ve teslim etme süresiyle </text:span><text:span text:style-name="T9">Y</text:span><text:span text:style-name="T8">uSoft </text:span><text:span text:style-name="T39">şirke</text:span><text:span text:style-name="T396">tinin verdiği teklifle anlaşmışlardır</text:span><text:span text:style-name="T45">. </text:span><text:span text:style-name="T46">Şirketler arasında</text:span><text:span text:style-name="T17"> “</text:span><text:span text:style-name="T18">Anlaşma</text:span><text:span text:style-name="T17">”</text:span><text:span text:style-name="T46"> </text:span><text:span text:style-name="T335">adlı </text:span><text:span text:style-name="T367">belge</text:span><text:span text:style-name="T374">yle </text:span><text:span text:style-name="T336">anlaşma</text:span><text:span text:style-name="T47"> imzalanmıştır.</text:span></text:p>
      <text:p text:style-name="P3"/>
      <text:p text:style-name="P72"><text:span text:style-name="T378">2: </text:span>MyCar Rent Yazılım Sistemi</text:p>
      <text:p text:style-name="P5"/>
      <text:p text:style-name="P5"><text:span text:style-name="T10"><text:tab/>MyCar Rent </text:span><text:span text:style-name="T48">şirketi tarafından verilen ön bilgiler:</text:span></text:p>
      <text:p text:style-name="P5"/>
      <text:p text:style-name="P5"><text:span text:style-name="T11">MyCar Rent </text:span><text:span text:style-name="T15">Ş</text:span><text:span text:style-name="T11">irketi;</text:span></text:p>
      <text:list xml:id="list700818623" text:style-name="L1">
        <text:list-item>
          <text:p text:style-name="P150"><text:span text:style-name="T49">Tokat </text:span><text:span text:style-name="T380">(1)</text:span><text:span text:style-name="T50">, </text:span><text:span text:style-name="T379">Malatya </text:span><text:span text:style-name="T380">(1)</text:span><text:span text:style-name="T50">, </text:span><text:span text:style-name="T379">Ankara </text:span><text:span text:style-name="T380">(2)</text:span><text:span text:style-name="T379">, İzmir </text:span><text:span text:style-name="T380">(1)</text:span><text:span text:style-name="T50"> ve </text:span><text:span text:style-name="T379">İstanbul</text:span><text:span text:style-name="T50">’da </text:span><text:span text:style-name="T380">(2) </text:span><text:span text:style-name="T48">taşıt kiralama hizmeti veriyor. </text:span><text:span text:style-name="T381">(</text:span><text:span text:style-name="T382">Parantezler şehirlerde bulunan şube sayıları.</text:span><text:span text:style-name="T381">)</text:span></text:p>
        </text:list-item>
        <text:list-item>
          <text:p text:style-name="P151"><text:span text:style-name="T51">Tokat şubesi tara</text:span><text:span text:style-name="T52">f</text:span><text:span text:style-name="T51">ından yönetiliyor.</text:span></text:p>
        </text:list-item>
        <text:list-item>
          <text:p text:style-name="P152"><text:span text:style-name="T53">Şu an sadece şubelere bağlı bulunan taşıtlara ait </text:span><text:span text:style-name="T54">bilgileri</text:span><text:span text:style-name="T53">, </text:span><text:span text:style-name="T54">kiralama geçmişlerini ve şu anki durum</text:span><text:span text:style-name="T61">larını </text:span><text:span text:style-name="T54">tutan </text:span><text:span text:style-name="T400">ve taşıt kiralama işini yapan</text:span><text:span text:style-name="T54"> basit bir yazılım sistemine sahip.</text:span></text:p>
        </text:list-item>
        <text:list-item>
          <text:p text:style-name="P153"><text:span text:style-name="T58">Şube m</text:span><text:span text:style-name="T55">ali </text:span><text:span text:style-name="T369">durumlar</text:span><text:span text:style-name="T401">ı</text:span><text:span text:style-name="T55"> </text:span><text:span text:style-name="T57">ofis yazılımları</text:span><text:span text:style-name="T368">yla </text:span><text:span text:style-name="T56">bilgisayarda </text:span><text:span text:style-name="T55">tutuluyor.</text:span></text:p>
        </text:list-item>
        <text:list-item>
          <text:p text:style-name="P154"><text:span text:style-name="T58">Şube m</text:span><text:span text:style-name="T55">ali </text:span><text:span text:style-name="T369">durumlar</text:span><text:span text:style-name="T402">ı</text:span><text:span text:style-name="T369"> </text:span><text:span text:style-name="T370">her ay</text:span><text:span text:style-name="T59"> Tokat şubesine </text:span><text:span text:style-name="T383">fiziksel olarak</text:span><text:span text:style-name="T59"> </text:span><text:span text:style-name="T337">raporlanıyor</text:span><text:span text:style-name="T59">.</text:span></text:p>
        </text:list-item>
      </text:list>
      <text:p text:style-name="P6"/>
      <text:p text:style-name="P6"><text:span text:style-name="T12">MyCar Rent </text:span><text:span text:style-name="T14">Y</text:span><text:span text:style-name="T12">azılım </text:span><text:span text:style-name="T14">S</text:span><text:span text:style-name="T12">istem</text:span><text:span text:style-name="T13">i;</text:span></text:p>
      <text:list xml:id="list4269112470" text:style-name="L2">
        <text:list-item>
          <text:p text:style-name="P155"><text:span text:style-name="T386">Yazılım sistemi i</text:span><text:span text:style-name="T60">lk aşamada </text:span><text:span text:style-name="T20">Şirket Yönetimi, Şube Yönetimi, </text:span><text:span text:style-name="T27">Personel Yönetimi,</text:span><text:span text:style-name="T20"> Taşıt Yönetimi, Üye Müşteri Yönetimi </text:span><text:span text:style-name="T388">ve</text:span><text:span text:style-name="T20"> </text:span><text:span text:style-name="T28">Taşıt Kiralama</text:span><text:span text:style-name="T385"> işlevleri</text:span><text:span text:style-name="T388">yle </text:span><text:span text:style-name="T392">şubeler için</text:span><text:span text:style-name="T372"> </text:span><text:span text:style-name="T385">özelleştirilmiş </text:span><text:span text:style-name="T22">M</text:span><text:span text:style-name="T20">asaüstü </text:span><text:span text:style-name="T22">U</text:span><text:span text:style-name="T23">ygulması</text:span><text:span text:style-name="T371"> şeklinde </text:span><text:span text:style-name="T389">olacak</text:span><text:span text:style-name="T371">. </text:span><text:span text:style-name="T391">Yönetim şubesi </text:span><text:span text:style-name="T393">şirketin ve</text:span><text:span text:style-name="T391"> şubelerin </text:span><text:soft-page-break/><text:span text:style-name="T21">Mali Durum</text:span><text:span text:style-name="T391">larını görüntüleyecek</text:span><text:span text:style-name="T384">.</text:span></text:p>
        </text:list-item>
        <text:list-item>
          <text:p text:style-name="P156"><text:span text:style-name="T62">İkinci aşamada </text:span><text:span text:style-name="T63">tüm </text:span><text:span text:style-name="T328">yazılım </text:span><text:span text:style-name="T63">siste</text:span><text:span text:style-name="T64">m</text:span><text:span text:style-name="T328">i</text:span><text:span text:style-name="T64"> </text:span><text:span text:style-name="T373">internet sunucularında çalışan </text:span><text:span text:style-name="T65">bir </text:span><text:span text:style-name="T24">W</text:span><text:span text:style-name="T25">eb </text:span><text:span text:style-name="T24">U</text:span><text:span text:style-name="T26">ygulama</text:span><text:span text:style-name="T25">sı</text:span><text:span text:style-name="T65"> </text:span><text:span text:style-name="T373">şeklinde olacak </text:span><text:span text:style-name="T387">ve </text:span><text:span text:style-name="T97">üye </text:span><text:span text:style-name="T67">müşteriler </text:span><text:span text:style-name="T99">taşıt</text:span><text:span text:style-name="T92"> kiralama </text:span><text:span text:style-name="T68">hizmetini </text:span><text:span text:style-name="T69">çevrim içi </text:span><text:span text:style-name="T70">bir şekilde</text:span><text:span text:style-name="T68"> </text:span><text:span text:style-name="T93">web</text:span><text:span text:style-name="T68"> uygulam</text:span><text:span text:style-name="T93">ası </text:span><text:span text:style-name="T68">sayesinde alabilecek.</text:span></text:p>
        </text:list-item>
        <text:list-item>
          <text:p text:style-name="P156"><text:span text:style-name="T71">Yeni özellikler </text:span><text:span text:style-name="T72">yazılım </text:span><text:span text:style-name="T71">siste</text:span><text:span text:style-name="T72">min</text:span><text:span text:style-name="T71">e rahatlıkla eklenebilecek.</text:span></text:p>
        </text:list-item>
      </text:list>
      <text:p text:style-name="P79"/>
      <text:p text:style-name="P7"><text:span text:style-name="T71"><text:tab/></text:span><text:span text:style-name="T73">Yukarıda verilen bilgiler tamamen </text:span><text:span text:style-name="T101">ön bilgiler </text:span><text:span text:style-name="T73">olup, </text:span><text:span text:style-name="T75">yazılım </text:span><text:span text:style-name="T73">sistemin</text:span><text:span text:style-name="T76">i</text:span><text:span text:style-name="T75">n</text:span><text:span text:style-name="T73"> tüm özellikleri </text:span><text:span text:style-name="T101">analiz </text:span><text:span text:style-name="T73">aşamasında müşteriyle beraber çıkarılacaktır. </text:span><text:span text:style-name="T74">Yazılım sistemi </text:span><text:span text:style-name="T102">Sürüm I</text:span><text:span text:style-name="T74"> </text:span><text:span text:style-name="T98">ve</text:span><text:span text:style-name="T74"> </text:span><text:span text:style-name="T102">Sürüm II </text:span><text:span text:style-name="T74">şeklinde </text:span><text:span text:style-name="T77">geliştirilecektir</text:span><text:span text:style-name="T74">. </text:span><text:span text:style-name="T78">Geliştirilen yazılım sistemi </text:span><text:span text:style-name="T103">Sürüm II.I, Sürüm II.II ... </text:span><text:span text:style-name="T79">şeklinde</text:span><text:span text:style-name="T104"> </text:span><text:span text:style-name="T105">MyCar Rent</text:span><text:span text:style-name="T80"> şirketinin istekleri doğrultusunda</text:span><text:span text:style-name="T79"> güncellenecek </text:span><text:span text:style-name="T81">ve bakımı yapılacaktır</text:span><text:span text:style-name="T79">.</text:span></text:p>
      <text:p text:style-name="P79"/>
      <text:p text:style-name="P73"><text:span text:style-name="T288">3: </text:span><text:span text:style-name="T100">M</text:span><text:span text:style-name="T66">yCar Rent Yazılım Sistemi Geliştirme Aşamaları</text:span></text:p>
      <text:p text:style-name="P81"/>
      <text:p text:style-name="P24"><text:span text:style-name="T66"><text:tab/></text:span><text:span text:style-name="T188">Verilen ön bilgiler</text:span><text:span text:style-name="T289">le</text:span><text:span text:style-name="T189"> </text:span><text:span text:style-name="T106">MyCar Rent Yazılım Sisteminin </text:span><text:span text:style-name="T188">geliştirilmesi için baz alınan </text:span><text:span text:style-name="T106">Yazılım Geliştirme Modeli “Evrimsel Model” </text:span><text:span text:style-name="T189">olarak </text:span><text:span text:style-name="T331">yazılım geliştirme</text:span><text:span text:style-name="T2"> </text:span><text:span text:style-name="T29">eki</text:span><text:span text:style-name="T334">bi</text:span><text:span text:style-name="T29"> lideri ve yazılım mühendisi</text:span><text:span text:style-name="T189"> </text:span><text:span text:style-name="T107">Muhammed Yusuf Akçadağ </text:span><text:span text:style-name="T189">tarafından </text:span><text:span text:style-name="T192">kararlaştırılmıştır</text:span><text:span text:style-name="T190">. </text:span><text:span text:style-name="T191">“Evrimsel Model” Muhammed Yusuf Akçadağ</text:span><text:span text:style-name="T108"> </text:span><text:span text:style-name="T191">tarafından </text:span><text:span text:style-name="T198">yazılım sistemine</text:span><text:span text:style-name="T191"> uygun bir şekilde modifiye edilecektir.</text:span></text:p>
      <text:p text:style-name="P128"/>
      <text:p text:style-name="P127">---------------------------------------------------------------------------------------------</text:p>
      <text:p text:style-name="P64"><text:span text:style-name="T191">P</text:span><text:span text:style-name="T66">lanlama</text:span></text:p>
      <text:p text:style-name="P128">---------------------------------------------------------------------------------------------</text:p>
      <text:p text:style-name="P93"/>
      <text:p text:style-name="P15"><text:span text:style-name="T108"><text:tab/></text:span><text:span text:style-name="T109">Aşama I</text:span></text:p>
      <text:p text:style-name="P8"><text:span text:style-name="T109"><text:tab/></text:span><text:span text:style-name="T110">MyCar Rent Yazılım Sistemi Geliştirme </text:span><text:span text:style-name="T111">Planlaması</text:span></text:p>
      <text:p text:style-name="P104"/>
      <text:p text:style-name="P27"><text:span text:style-name="T111"><text:tab/></text:span><text:span text:style-name="T201">Yazılım </text:span><text:span text:style-name="T203">s</text:span><text:span text:style-name="T201">istemi geliştirilmeye başlanmadan önce </text:span><text:span text:style-name="T118">YuSoft </text:span><text:span text:style-name="T202">şirketi tarafından,</text:span><text:span text:style-name="T118"> </text:span><text:span text:style-name="T1">MyCar Rent</text:span><text:span text:style-name="T203"> şirketi tarafından verilen ön bilgiler çerçevesinde, yazılım sisteminin </text:span><text:span text:style-name="T179">Yapılabilirlik Analizi</text:span><text:span text:style-name="T291">ni</text:span><text:span text:style-name="T203">, </text:span><text:span text:style-name="T204">yazıl</text:span><text:span text:style-name="T205">ım </text:span><text:span text:style-name="T204">sistemini</text:span><text:span text:style-name="T205">n </text:span><text:span text:style-name="T180">Geliştirilme </text:span><text:span text:style-name="T181">Modeli</text:span><text:span text:style-name="T299">ni</text:span><text:span text:style-name="T290"> ve </text:span><text:span text:style-name="T180">Aşamaları</text:span><text:span text:style-name="T290">nı</text:span><text:span text:style-name="T206">, </text:span><text:span text:style-name="T281">yazılım sistemi</text:span><text:span text:style-name="T292">nin</text:span><text:span text:style-name="T281"> </text:span><text:soft-page-break/><text:span text:style-name="T281">geliştirme </text:span><text:span text:style-name="T283">süreci</text:span><text:span text:style-name="T284">nin</text:span><text:span text:style-name="T281"> </text:span><text:span text:style-name="T182">İş Yükü</text:span><text:span text:style-name="T184"> </text:span><text:span text:style-name="T185">Dağılımı</text:span><text:span text:style-name="T293">nı</text:span><text:span text:style-name="T281">, yazılım sistemi</text:span><text:span text:style-name="T297">nin</text:span><text:span text:style-name="T282"> </text:span><text:span text:style-name="T281">geliştirme </text:span><text:span text:style-name="T284">sürecinin</text:span><text:span text:style-name="T281"> </text:span><text:span text:style-name="T186">Takvimi</text:span><text:span text:style-name="T298">ni</text:span><text:span text:style-name="T284">, yazılım sistemi</text:span><text:span text:style-name="T294">nin</text:span><text:span text:style-name="T284"> </text:span><text:span text:style-name="T183">Yasal Gereksinimleri</text:span><text:span text:style-name="T295">ni v</text:span><text:span text:style-name="T285">e</text:span><text:span text:style-name="T281"> </text:span><text:span text:style-name="T253">yazılım sistemi</text:span><text:span text:style-name="T300">nin</text:span><text:span text:style-name="T253"> geliştirme sürecinin </text:span><text:span text:style-name="T187">Maliyet Analizi</text:span><text:span text:style-name="T296">ni </text:span><text:span text:style-name="T207">i</text:span><text:span text:style-name="T220">ç</text:span><text:span text:style-name="T207">ere</text:span><text:span text:style-name="T301">n belgeler </text:span><text:span text:style-name="T207">tutulmaya b</text:span><text:span text:style-name="T208">aşlanacaktır.</text:span><text:span text:style-name="T204"> </text:span><text:span text:style-name="T302">Bu belge </text:span><text:span text:style-name="T193">bu aşamanın </text:span><text:span text:style-name="T303">belgesidir</text:span><text:span text:style-name="T193">.</text:span></text:p>
      <text:p text:style-name="P82"/>
      <text:p text:style-name="P129">---------------------------------------------------------------------------------------------</text:p>
      <text:p text:style-name="P49"><text:span text:style-name="T193">D</text:span><text:span text:style-name="T66">öngü I</text:span></text:p>
      <text:p text:style-name="P130">---------------------------------------------------------------------------------------------</text:p>
      <text:p text:style-name="P82"/>
      <text:p text:style-name="P8"><text:span text:style-name="T193"><text:tab/></text:span><text:span text:style-name="T112">Döngü </text:span><text:span text:style-name="T114">I</text:span><text:span text:style-name="T112"> : Aşama II</text:span></text:p>
      <text:p text:style-name="P9"><text:span text:style-name="T112"><text:tab/></text:span><text:span text:style-name="T110">MyCar Rent Yazılım Sistemi </text:span><text:span text:style-name="T138">Sürüm I</text:span><text:span text:style-name="T110"> </text:span><text:span text:style-name="T113">Analizi</text:span></text:p>
      <text:p text:style-name="P105"/>
      <text:p text:style-name="P38"><text:span text:style-name="T113"><text:tab/></text:span><text:span text:style-name="T115">YuSoft </text:span><text:span text:style-name="T194">şirketi temsilcisi</text:span><text:span text:style-name="T304">, </text:span><text:span text:style-name="T331">yazılım geliştirme</text:span><text:span text:style-name="T2"> </text:span><text:span text:style-name="T29">eki</text:span><text:span text:style-name="T334">bi</text:span><text:span text:style-name="T29"> lideri ve yazılım mühendisi</text:span><text:span text:style-name="T194"> </text:span><text:span text:style-name="T115">Muhammed Yusuf Akçadağ</text:span><text:span text:style-name="T173">,</text:span><text:span text:style-name="T194"> </text:span><text:span text:style-name="T115">MyCar Rent </text:span><text:span text:style-name="T195">şirketinin oluşturduğu ekip</text:span><text:span text:style-name="T319">le</text:span><text:span text:style-name="T195"> yazılım sisteminin </text:span><text:span text:style-name="T196">gereksinimler </text:span><text:span text:style-name="T305">belgesini</text:span><text:span text:style-name="T196"> </text:span><text:span text:style-name="T305">oluşturacaklardır</text:span><text:span text:style-name="T197">. </text:span><text:span text:style-name="T199">Gereksinimler</text:span><text:span text:style-name="T117"> “Gereksinimler Raporu I”</text:span><text:span text:style-name="T199"> </text:span><text:span text:style-name="T200">ad</text:span><text:span text:style-name="T254">l</text:span><text:span text:style-name="T200">ı </text:span><text:span text:style-name="T306">belge</text:span><text:span text:style-name="T320">yle </text:span><text:span text:style-name="T199">kayıt altına alınacaktır.</text:span></text:p>
      <text:p text:style-name="P109"/>
      <text:p text:style-name="P139">---------------------------------------------------------------------------------------------</text:p>
      <text:p text:style-name="P83"/>
      <text:p text:style-name="P9"><text:span text:style-name="T197"><text:tab/></text:span><text:span text:style-name="T116">Döngü I : Aşama III</text:span></text:p>
      <text:p text:style-name="P16"><text:span text:style-name="T116"><text:tab/></text:span><text:span text:style-name="T110">MyCar Rent Yazılım Sistemi </text:span><text:span text:style-name="T138">Sürüm I</text:span><text:span text:style-name="T110"> </text:span><text:span text:style-name="T117">Tasarımı</text:span></text:p>
      <text:p text:style-name="P107"/>
      <text:p text:style-name="P39"><text:span text:style-name="T117"><text:tab/>YuSoft </text:span><text:span text:style-name="T199">şirketi </text:span><text:span text:style-name="T331">yazılım geliştirme</text:span><text:span text:style-name="T2"> </text:span><text:span text:style-name="T29">eki</text:span><text:span text:style-name="T334">bi</text:span><text:span text:style-name="T29"> lideri ve yazılım mühendisi</text:span><text:span text:style-name="T199"> </text:span><text:span text:style-name="T117">Muhammed Yusuf Akçadağ </text:span><text:span text:style-name="T199">liderliğinde yazılım geliştirme ekibiyle beraber </text:span><text:span text:style-name="T117">“Gereksinimler Raporu I” </text:span><text:span text:style-name="T209">adlı </text:span><text:span text:style-name="T307">belge</text:span><text:span text:style-name="T308">ye</text:span><text:span text:style-name="T209"> bağlı kal</text:span><text:span text:style-name="T210">arak</text:span><text:span text:style-name="T209"> yazılım sistemi</text:span><text:span text:style-name="T211">nin</text:span><text:span text:style-name="T209"> tasarımı gerekli </text:span><text:span text:style-name="T213">yazılım mühendisliği</text:span><text:span text:style-name="T209"> araçlar</text:span><text:span text:style-name="T213">ı</text:span><text:span text:style-name="T209"> kullanılarak </text:span><text:span text:style-name="T212">yapılacaktır </text:span><text:span text:style-name="T215">ve </text:span><text:span text:style-name="T309">belgelenecektir</text:span><text:span text:style-name="T209">. </text:span><text:span text:style-name="T229">Örnek </text:span><text:span text:style-name="T310">belge</text:span><text:span text:style-name="T229"> isimlendirmesi şu şekilde olacaktır: </text:span><text:span text:style-name="T134">“</text:span><text:span text:style-name="T170">Belge</text:span><text:span text:style-name="T135"> İsmi I</text:span><text:span text:style-name="T134">”</text:span></text:p>
      <text:p text:style-name="P125"/>
      <text:p text:style-name="P141">---------------------------------------------------------------------------------------------</text:p>
      <text:p text:style-name="P85"/>
      <text:p text:style-name="P10"><text:span text:style-name="T209"><text:tab/></text:span><text:span text:style-name="T116">Döngü I : Aşama </text:span><text:span text:style-name="T119">IV</text:span></text:p>
      <text:p text:style-name="P17"><text:span text:style-name="T116"><text:tab/></text:span><text:span text:style-name="T110">MyCar Rent Yazılım Sistemi </text:span><text:span text:style-name="T138">Sürüm I</text:span><text:span text:style-name="T110"> </text:span><text:span text:style-name="T120">Gerçekleştirme</text:span><text:span text:style-name="T171">si</text:span></text:p>
      <text:p text:style-name="P111"/>
      <text:p text:style-name="P40"><text:span text:style-name="T120"><text:tab/></text:span><text:span text:style-name="T117">YuSoft </text:span><text:span text:style-name="T199">şirketi </text:span><text:span text:style-name="T331">yazılım geliştirme</text:span><text:span text:style-name="T2"> </text:span><text:span text:style-name="T29">eki</text:span><text:span text:style-name="T334">bi</text:span><text:span text:style-name="T29"> lideri ve yazılım </text:span><text:soft-page-break/><text:span text:style-name="T29">mühendisi</text:span><text:span text:style-name="T199"> </text:span><text:span text:style-name="T117">Muhammed Yusuf Akçadağ </text:span><text:span text:style-name="T199">liderliğinde yazılım geliştirme ekibiyle beraber </text:span><text:span text:style-name="T214">yazılım sistemi</text:span><text:span text:style-name="T311">ni</text:span><text:span text:style-name="T199"> </text:span><text:span text:style-name="T214">tasarım </text:span><text:span text:style-name="T312">belgelerine</text:span><text:span text:style-name="T214"> bağlı kal</text:span><text:span text:style-name="T313">arak </text:span><text:span text:style-name="T314">geliştirecektir</text:span><text:span text:style-name="T214">.</text:span></text:p>
      <text:p text:style-name="P89"/>
      <text:p text:style-name="P142">---------------------------------------------------------------------------------------------</text:p>
      <text:p text:style-name="P87"/>
      <text:p text:style-name="P11"><text:span text:style-name="T214"><text:tab/></text:span><text:span text:style-name="T116">Döngü I : Aşama </text:span><text:span text:style-name="T121">V</text:span></text:p>
      <text:p text:style-name="P18"><text:span text:style-name="T116"><text:tab/></text:span><text:span text:style-name="T110">MyCar Rent Yazılım Sistemi </text:span><text:span text:style-name="T138">Sürüm I</text:span><text:span text:style-name="T110"> </text:span><text:span text:style-name="T122">Doğrulaması</text:span></text:p>
      <text:p text:style-name="P113"/>
      <text:p text:style-name="P41"><text:span text:style-name="T122"><text:tab/></text:span><text:span text:style-name="T123">Y</text:span><text:span text:style-name="T117">uSoft </text:span><text:span text:style-name="T199">şirketi </text:span><text:span text:style-name="T331">yazılım geliştirme</text:span><text:span text:style-name="T2"> </text:span><text:span text:style-name="T29">eki</text:span><text:span text:style-name="T334">bi</text:span><text:span text:style-name="T29"> lideri ve yazılım mühendisi</text:span><text:span text:style-name="T199"> </text:span><text:span text:style-name="T117">Muhammed Yusuf Akçadağ </text:span><text:span text:style-name="T199">liderliğinde yazılım geliştirme ekibiyle beraber </text:span><text:span text:style-name="T216">gerçekleştirilen</text:span><text:span text:style-name="T199"> </text:span><text:span text:style-name="T214">yazılım sistemi</text:span><text:span text:style-name="T218">ni </text:span><text:span text:style-name="T117">Muhammed Yusuf Akçadağ </text:span><text:span text:style-name="T199">liderliğinde </text:span><text:span text:style-name="T132">MyCar Rent</text:span><text:span text:style-name="T227"> şirketinin oluşturduğu eki</text:span><text:span text:style-name="T228">p</text:span><text:span text:style-name="T315">le</text:span><text:span text:style-name="T214"> </text:span><text:span text:style-name="T315">oluşturulan</text:span><text:span text:style-name="T217"> </text:span><text:span text:style-name="T124">“</text:span><text:span text:style-name="T146">Kullanıcı </text:span><text:span text:style-name="T124">Test Prosedür</text:span><text:span text:style-name="T125">leri </text:span><text:span text:style-name="T133">I</text:span><text:span text:style-name="T124">” </text:span><text:span text:style-name="T219">adlı </text:span><text:span text:style-name="T315">belge</text:span><text:span text:style-name="T317">ye</text:span><text:span text:style-name="T219"> </text:span><text:span text:style-name="T255">ve </text:span><text:span text:style-name="T117">Muhammed Yusuf Akçadağ</text:span><text:span text:style-name="T199"> </text:span><text:span text:style-name="T255">tarafından </text:span><text:span text:style-name="T318">oluşturulan</text:span><text:span text:style-name="T147"> </text:span><text:span text:style-name="T124">“</text:span><text:span text:style-name="T169">Yazılım </text:span><text:span text:style-name="T147">Sistem</text:span><text:span text:style-name="T169">i</text:span><text:span text:style-name="T146"> </text:span><text:span text:style-name="T124">Test Prosedür</text:span><text:span text:style-name="T125">leri </text:span><text:span text:style-name="T133">I</text:span><text:span text:style-name="T124">” </text:span><text:span text:style-name="T219">adlı </text:span><text:span text:style-name="T316">belgeye</text:span><text:span text:style-name="T117"> </text:span><text:span text:style-name="T221">bağlı kalarak </text:span><text:span text:style-name="T222">doğrulayacaktır.</text:span></text:p>
      <text:p text:style-name="P92"/>
      <text:p text:style-name="P143">---------------------------------------------------------------------------------------------</text:p>
      <text:p text:style-name="P90"/>
      <text:p text:style-name="P12"><text:span text:style-name="T222"><text:tab/></text:span><text:span text:style-name="T116">Döngü I : Aşama </text:span><text:span text:style-name="T121">V</text:span><text:span text:style-name="T126">I</text:span></text:p>
      <text:p text:style-name="P12"><text:span text:style-name="T116"><text:tab/></text:span><text:span text:style-name="T110">MyCar Rent Yazılım Sistemi </text:span><text:span text:style-name="T128">Sürüm I</text:span><text:span text:style-name="T110"> </text:span><text:span text:style-name="T127">Yayı</text:span><text:span text:style-name="T172">m</text:span><text:span text:style-name="T127">laması</text:span></text:p>
      <text:p text:style-name="P115"/>
      <text:p text:style-name="P13"><text:span text:style-name="T127"><text:tab/></text:span><text:span text:style-name="T123">Y</text:span><text:span text:style-name="T117">uSoft </text:span><text:span text:style-name="T199">şirketi, </text:span><text:span text:style-name="T223">doğru</text:span><text:span text:style-name="T225">la</text:span><text:span text:style-name="T223">nan</text:span><text:span text:style-name="T129"> MyCar Rent Yazılım Sistemi</text:span><text:span text:style-name="T223"> </text:span><text:span text:style-name="T130">Sürüm I</text:span><text:span text:style-name="T224">’i </text:span><text:span text:style-name="T223">kullanması için </text:span><text:span text:style-name="T131">MyCar </text:span><text:span text:style-name="T136">Rent </text:span><text:span text:style-name="T226">şirketine teslim edecektir.</text:span></text:p>
      <text:p text:style-name="P95"/>
      <text:p text:style-name="P145">---------------------------------------------------------------------------------------------</text:p>
      <text:p text:style-name="P95"/>
      <text:p text:style-name="P48"><text:span text:style-name="T232"><text:tab/></text:span><text:span text:style-name="T325">Döngü I : </text:span><text:span text:style-name="T232">Aşama VII</text:span></text:p>
      <text:p text:style-name="P48"><text:span text:style-name="T232"><text:tab/></text:span><text:span text:style-name="T233">MyCar Rent Yazılım Sistemi </text:span><text:span text:style-name="T326">Ara </text:span><text:span text:style-name="T234">Bakımı</text:span></text:p>
      <text:p text:style-name="P118"/>
      <text:p text:style-name="P48"><text:span text:style-name="T234"><text:tab/></text:span><text:span text:style-name="T235">Y</text:span><text:span text:style-name="T199">uSoft </text:span><text:span text:style-name="T236">şirket</text:span><text:span text:style-name="T237">i, </text:span><text:span text:style-name="T238">geliştirdiği </text:span><text:span text:style-name="T233">MyCar Rent Yazılım Sistemi </text:span><text:span text:style-name="T327">Sürüm I</text:span><text:span text:style-name="T244">’in</text:span><text:span text:style-name="T238"> bakımı</text:span><text:span text:style-name="T243">yla </text:span><text:span text:style-name="T238">ilgilenmek </text:span><text:span text:style-name="T241">zorundadır</text:span><text:span text:style-name="T238">. </text:span><text:span text:style-name="T239">Bakım kapsamı şunları içermektedir: </text:span><text:span text:style-name="T322">A</text:span><text:span text:style-name="T342">rızalarının giderilmesi, </text:span><text:span text:style-name="T355">h</text:span><text:span text:style-name="T343">ataların</text:span><text:span text:style-name="T344">ın</text:span><text:span text:style-name="T343"> </text:span><text:span text:style-name="T342">giderilmesi</text:span><text:span text:style-name="T343">,</text:span><text:span text:style-name="T345"> güven</text:span><text:span text:style-name="T346">i</text:span><text:span text:style-name="T345">li</text:span><text:span text:style-name="T346">rli</text:span><text:span text:style-name="T345">k </text:span><text:span text:style-name="T343">açıklarının giderilmesi, </text:span><text:span text:style-name="T347">emniyet</text:span><text:span text:style-name="T345"> </text:span><text:span text:style-name="T343">açıklarının giderilmesi, </text:span><text:span text:style-name="T345">güven</text:span><text:span text:style-name="T348">lik</text:span><text:span text:style-name="T345"> </text:span><text:span text:style-name="T343">açıklarının giderilmesi, kullanışsız alanların yenilenmesi, </text:span><text:span text:style-name="T349">hatalı </text:span><text:span text:style-name="T350">işlevselliklerin</text:span><text:span text:style-name="T351"> </text:span><text:span text:style-name="T352">değiştirilmesi, </text:span><text:span text:style-name="T353">yeni </text:span><text:soft-page-break/><text:span text:style-name="T350">işlevselliklerin</text:span><text:span text:style-name="T352"> eklenmesi </text:span><text:span text:style-name="T403">ve</text:span><text:span text:style-name="T354"> optimizasyon yapılması</text:span><text:span text:style-name="T245">.</text:span></text:p>
      <text:p text:style-name="P95"/>
      <text:p text:style-name="P131">---------------------------------------------------------------------------------------------</text:p>
      <text:p text:style-name="P50"><text:span text:style-name="T193">D</text:span><text:span text:style-name="T66">öngü </text:span><text:span text:style-name="T230">II</text:span></text:p>
      <text:p text:style-name="P132">---------------------------------------------------------------------------------------------</text:p>
      <text:p text:style-name="P95"/>
      <text:p text:style-name="P14"><text:span text:style-name="T112"><text:tab/>Döngü </text:span><text:span text:style-name="T114">I</text:span><text:span text:style-name="T137">I</text:span><text:span text:style-name="T112"> : Aşama II</text:span></text:p>
      <text:p text:style-name="P19"><text:span text:style-name="T112"><text:tab/></text:span><text:span text:style-name="T110">MyCar Rent Yazılım Sistemi </text:span><text:span text:style-name="T138">Sürüm </text:span><text:span text:style-name="T139">II</text:span><text:span text:style-name="T138"> </text:span><text:span text:style-name="T113">Analizi</text:span></text:p>
      <text:p text:style-name="P106"/>
      <text:p text:style-name="P42"><text:span text:style-name="T113"><text:tab/></text:span><text:span text:style-name="T115">YuSoft </text:span><text:span text:style-name="T194">şirketi temsilcisi</text:span><text:span text:style-name="T304">, </text:span><text:span text:style-name="T331">yazılım geliştirme</text:span><text:span text:style-name="T2"> </text:span><text:span text:style-name="T29">eki</text:span><text:span text:style-name="T334">bi</text:span><text:span text:style-name="T29"> lideri ve yazılım mühendisi</text:span><text:span text:style-name="T194"> </text:span><text:span text:style-name="T115">Muhammed Yusuf Akçadağ</text:span><text:span text:style-name="T173">,</text:span><text:span text:style-name="T194"> </text:span><text:span text:style-name="T115">MyCar Rent </text:span><text:span text:style-name="T195">şirketinin oluşturduğu ekip</text:span><text:span text:style-name="T319">le</text:span><text:span text:style-name="T195"> yazılım sisteminin </text:span><text:span text:style-name="T196">gereksinimler </text:span><text:span text:style-name="T305">belgesini</text:span><text:span text:style-name="T196"> </text:span><text:span text:style-name="T305">oluşturacaklardır</text:span><text:span text:style-name="T197">. </text:span><text:span text:style-name="T199">Gereksinimler</text:span><text:span text:style-name="T117"> “Gereksinimler Raporu I</text:span><text:span text:style-name="T174">I</text:span><text:span text:style-name="T117">”</text:span><text:span text:style-name="T199"> </text:span><text:span text:style-name="T200">ad</text:span><text:span text:style-name="T254">l</text:span><text:span text:style-name="T200">ı </text:span><text:span text:style-name="T306">belge</text:span><text:span text:style-name="T320">yle </text:span><text:span text:style-name="T199">kayıt altına alınacaktır.</text:span></text:p>
      <text:p text:style-name="P110"/>
      <text:p text:style-name="P140">---------------------------------------------------------------------------------------------</text:p>
      <text:p text:style-name="P84"/>
      <text:p text:style-name="P14"><text:span text:style-name="T197"><text:tab/></text:span><text:span text:style-name="T116">Döngü I</text:span><text:span text:style-name="T140">I</text:span><text:span text:style-name="T116"> : Aşama III</text:span></text:p>
      <text:p text:style-name="P20"><text:span text:style-name="T116"><text:tab/></text:span><text:span text:style-name="T110">MyCar Rent Yazılım Sistemi </text:span><text:span text:style-name="T138">Sürüm </text:span><text:span text:style-name="T139">II </text:span><text:span text:style-name="T117">Tasarımı</text:span></text:p>
      <text:p text:style-name="P108"/>
      <text:p text:style-name="P28"><text:span text:style-name="T117"><text:tab/>YuSoft </text:span><text:span text:style-name="T199">şirketi </text:span><text:span text:style-name="T331">yazılım geliştirme</text:span><text:span text:style-name="T2"> </text:span><text:span text:style-name="T29">eki</text:span><text:span text:style-name="T334">bi</text:span><text:span text:style-name="T29"> lideri ve yazılım mühendisi</text:span><text:span text:style-name="T199"> </text:span><text:span text:style-name="T117">Muhammed Yusuf Akçadağ </text:span><text:span text:style-name="T199">liderliğinde yazılım geliştirme ekibiyle beraber </text:span><text:span text:style-name="T117">“Gereksinimler Raporu I</text:span><text:span text:style-name="T178">I</text:span><text:span text:style-name="T117">” </text:span><text:span text:style-name="T209">adlı </text:span><text:span text:style-name="T307">belge</text:span><text:span text:style-name="T308">ye</text:span><text:span text:style-name="T209"> bağlı kal</text:span><text:span text:style-name="T210">arak</text:span><text:span text:style-name="T209"> yazılım sistemi</text:span><text:span text:style-name="T211">nin</text:span><text:span text:style-name="T209"> tasarımı gerekli </text:span><text:span text:style-name="T213">yazılım mühendisliği</text:span><text:span text:style-name="T209"> araçlar</text:span><text:span text:style-name="T213">ı</text:span><text:span text:style-name="T209"> kullanılarak </text:span><text:span text:style-name="T212">yapılacaktır </text:span><text:span text:style-name="T215">ve </text:span><text:span text:style-name="T309">belgelenecektir</text:span><text:span text:style-name="T209">. </text:span><text:span text:style-name="T229">Örnek </text:span><text:span text:style-name="T310">belge</text:span><text:span text:style-name="T229"> isimlendirmesi şu şekilde olacaktır: </text:span><text:span text:style-name="T134">“</text:span><text:span text:style-name="T170">Belge</text:span><text:span text:style-name="T135"> İsmi I</text:span><text:span text:style-name="T175">I</text:span><text:span text:style-name="T134">”</text:span></text:p>
      <text:p text:style-name="P86"/>
      <text:p text:style-name="P63">---------------------------------------------------------------------------------------------</text:p>
      <text:p text:style-name="P86"/>
      <text:p text:style-name="P14"><text:span text:style-name="T209"><text:tab/></text:span><text:span text:style-name="T116">Döngü I</text:span><text:span text:style-name="T141">I</text:span><text:span text:style-name="T116"> : Aşama </text:span><text:span text:style-name="T119">IV</text:span></text:p>
      <text:p text:style-name="P21"><text:span text:style-name="T116"><text:tab/></text:span><text:span text:style-name="T110">MyCar Rent Yazılım Sistemi </text:span><text:span text:style-name="T138">Sürüm </text:span><text:span text:style-name="T139">II </text:span><text:span text:style-name="T120">Gerçekleştirmesi</text:span></text:p>
      <text:p text:style-name="P112"/>
      <text:p text:style-name="P29"><text:span text:style-name="T120"><text:tab/></text:span><text:span text:style-name="T117">YuSoft </text:span><text:span text:style-name="T199">şirketi </text:span><text:span text:style-name="T331">yazılım geliştirme</text:span><text:span text:style-name="T2"> </text:span><text:span text:style-name="T29">eki</text:span><text:span text:style-name="T334">bi</text:span><text:span text:style-name="T29"> lideri ve yazılım mühendisi</text:span><text:span text:style-name="T199"> </text:span><text:span text:style-name="T117">Muhammed Yusuf Akçadağ </text:span><text:span text:style-name="T199">liderliğinde yazılım geliştirme ekibiyle beraber </text:span><text:span text:style-name="T214">yazılım sistemi</text:span><text:span text:style-name="T311">ni</text:span><text:span text:style-name="T199"> </text:span><text:span text:style-name="T214">tasarım </text:span><text:span text:style-name="T312">belgelerine</text:span><text:span text:style-name="T214"> bağlı kal</text:span><text:span text:style-name="T313">arak </text:span><text:span text:style-name="T314">geliştirecektir</text:span><text:span text:style-name="T214">.</text:span></text:p>
      <text:p text:style-name="P88"><text:soft-page-break/></text:p>
      <text:p text:style-name="P63">---------------------------------------------------------------------------------------------</text:p>
      <text:p text:style-name="P88"/>
      <text:p text:style-name="P14"><text:span text:style-name="T214"><text:tab/></text:span><text:span text:style-name="T116">Döngü I</text:span><text:span text:style-name="T142">I</text:span><text:span text:style-name="T116"> : Aşama </text:span><text:span text:style-name="T121">V</text:span></text:p>
      <text:p text:style-name="P22"><text:span text:style-name="T116"><text:tab/></text:span><text:span text:style-name="T110">MyCar Rent Yazılım Sistemi </text:span><text:span text:style-name="T138">Sürüm </text:span><text:span text:style-name="T139">II</text:span><text:span text:style-name="T110"> </text:span><text:span text:style-name="T122">Doğrulaması</text:span></text:p>
      <text:p text:style-name="P114"/>
      <text:p text:style-name="P43"><text:span text:style-name="T122"><text:tab/></text:span><text:span text:style-name="T123">Y</text:span><text:span text:style-name="T117">uSoft </text:span><text:span text:style-name="T199">şirketi </text:span><text:span text:style-name="T331">yazılım geliştirme</text:span><text:span text:style-name="T2"> </text:span><text:span text:style-name="T29">eki</text:span><text:span text:style-name="T334">bi</text:span><text:span text:style-name="T29"> lideri ve yazılım mühendisi</text:span><text:span text:style-name="T199"> </text:span><text:span text:style-name="T117">Muhammed Yusuf Akçadağ </text:span><text:span text:style-name="T199">liderliğinde yazılım geliştirme ekibiyle beraber </text:span><text:span text:style-name="T216">gerçekleştirilen</text:span><text:span text:style-name="T199"> </text:span><text:span text:style-name="T214">yazılım sistemi</text:span><text:span text:style-name="T218">ni </text:span><text:span text:style-name="T117">Muhammed Yusuf Akçadağ </text:span><text:span text:style-name="T199">liderliğinde </text:span><text:span text:style-name="T132">MyCar Rent</text:span><text:span text:style-name="T227"> şirketinin oluşturduğu eki</text:span><text:span text:style-name="T228">p</text:span><text:span text:style-name="T315">le</text:span><text:span text:style-name="T214"> </text:span><text:span text:style-name="T315">oluşturulan</text:span><text:span text:style-name="T217"> </text:span><text:span text:style-name="T124">“</text:span><text:span text:style-name="T146">Kullanıcı </text:span><text:span text:style-name="T124">Test Prosedür</text:span><text:span text:style-name="T125">leri </text:span><text:span text:style-name="T133">I</text:span><text:span text:style-name="T176">I</text:span><text:span text:style-name="T124">” </text:span><text:span text:style-name="T219">adlı </text:span><text:span text:style-name="T315">belge</text:span><text:span text:style-name="T317">ye</text:span><text:span text:style-name="T219"> </text:span><text:span text:style-name="T255">ve </text:span><text:span text:style-name="T117">Muhammed Yusuf Akçadağ</text:span><text:span text:style-name="T199"> </text:span><text:span text:style-name="T255">tarafından </text:span><text:span text:style-name="T318">oluşturulan</text:span><text:span text:style-name="T147"> </text:span><text:span text:style-name="T124">“</text:span><text:span text:style-name="T169">Yazılım </text:span><text:span text:style-name="T147">Sistem</text:span><text:span text:style-name="T169">i</text:span><text:span text:style-name="T146"> </text:span><text:span text:style-name="T124">Test Prosedür</text:span><text:span text:style-name="T125">leri </text:span><text:span text:style-name="T133">I</text:span><text:span text:style-name="T176">I</text:span><text:span text:style-name="T124">” </text:span><text:span text:style-name="T219">adlı </text:span><text:span text:style-name="T316">belgeye</text:span><text:span text:style-name="T117"> </text:span><text:span text:style-name="T221">bağlı kalarak </text:span><text:span text:style-name="T222">doğrulayacaktır.</text:span></text:p>
      <text:p text:style-name="P91"/>
      <text:p text:style-name="P144">---------------------------------------------------------------------------------------------</text:p>
      <text:p text:style-name="P91"/>
      <text:p text:style-name="P14"><text:span text:style-name="T222"><text:tab/></text:span><text:span text:style-name="T116">Döngü I</text:span><text:span text:style-name="T143">I</text:span><text:span text:style-name="T116"> : Aşama </text:span><text:span text:style-name="T121">V</text:span><text:span text:style-name="T126">I</text:span></text:p>
      <text:p text:style-name="P23"><text:span text:style-name="T116"><text:tab/></text:span><text:span text:style-name="T110">MyCar Rent Yazılım Sistemi </text:span><text:span text:style-name="T138">Sürüm </text:span><text:span text:style-name="T139">II</text:span><text:span text:style-name="T110"> </text:span><text:span text:style-name="T127">Yayı</text:span><text:span text:style-name="T177">m</text:span><text:span text:style-name="T127">laması</text:span></text:p>
      <text:p text:style-name="P116"/>
      <text:p text:style-name="P44"><text:span text:style-name="T127"><text:tab/></text:span><text:span text:style-name="T123">Y</text:span><text:span text:style-name="T117">uSoft </text:span><text:span text:style-name="T199">şirketi, </text:span><text:span text:style-name="T223">doğru</text:span><text:span text:style-name="T225">la</text:span><text:span text:style-name="T223">nan</text:span><text:span text:style-name="T129"> MyCar Rent Yazılım Sistemi</text:span><text:span text:style-name="T223"> </text:span><text:span text:style-name="T130">Sürüm I</text:span><text:span text:style-name="T178">I</text:span><text:span text:style-name="T224">’</text:span><text:span text:style-name="T321">y</text:span><text:span text:style-name="T224">i </text:span><text:span text:style-name="T223">kullanması için </text:span><text:span text:style-name="T131">MyCar </text:span><text:span text:style-name="T136">Rent </text:span><text:span text:style-name="T226">şirketine teslim edecektir. </text:span><text:span text:style-name="T231">Bu aşamayla beraber istenilen yazılım sistemi tamamıyla teslim edilmiş olacaktır.</text:span></text:p>
      <text:p text:style-name="P126"/>
      <text:p text:style-name="P133">---------------------------------------------------------------------------------------------</text:p>
      <text:p text:style-name="P134">Bakım</text:p>
      <text:p text:style-name="P133">---------------------------------------------------------------------------------------------</text:p>
      <text:p text:style-name="P94"/>
      <text:p text:style-name="P45"><text:span text:style-name="T191"><text:tab/></text:span><text:span text:style-name="T232">Aşama VII</text:span></text:p>
      <text:p text:style-name="P46"><text:span text:style-name="T232"><text:tab/></text:span><text:span text:style-name="T233">MyCar Rent Yazılım Sistemi </text:span><text:span text:style-name="T234">Bakımı</text:span></text:p>
      <text:p text:style-name="P117"/>
      <text:p text:style-name="P47"><text:span text:style-name="T234"><text:tab/></text:span><text:span text:style-name="T235">Y</text:span><text:span text:style-name="T199">uSoft </text:span><text:span text:style-name="T236">şirket</text:span><text:span text:style-name="T237">i, </text:span><text:span text:style-name="T238">geliştirdiği </text:span><text:span text:style-name="T233">MyCar Rent Yazılım Sistemi</text:span><text:span text:style-name="T238">nin bakımı</text:span><text:span text:style-name="T243">yla </text:span><text:span text:style-name="T238">ilgilenmek </text:span><text:span text:style-name="T241">zorundadır</text:span><text:span text:style-name="T238">. </text:span><text:span text:style-name="T239">Bakım kapsamı şunları içermektedir: </text:span><text:span text:style-name="T322">A</text:span><text:span text:style-name="T342">rızalarının giderilmesi, </text:span><text:span text:style-name="T355">h</text:span><text:span text:style-name="T343">ataların</text:span><text:span text:style-name="T344">ın</text:span><text:span text:style-name="T343"> </text:span><text:span text:style-name="T342">giderilmesi</text:span><text:span text:style-name="T343">,</text:span><text:span text:style-name="T345"> güven</text:span><text:span text:style-name="T346">i</text:span><text:span text:style-name="T345">li</text:span><text:span text:style-name="T346">rli</text:span><text:span text:style-name="T345">k </text:span><text:span text:style-name="T343">açıklarının giderilmesi, </text:span><text:span text:style-name="T347">emniyet</text:span><text:span text:style-name="T345"> </text:span><text:span text:style-name="T343">açıklarının giderilmesi, </text:span><text:span text:style-name="T345">güven</text:span><text:span text:style-name="T348">lik</text:span><text:span text:style-name="T345"> </text:span><text:span text:style-name="T343">açıklarının giderilmesi, kullanışsız alanların yenilenmesi, </text:span><text:span text:style-name="T349">hatalı </text:span><text:soft-page-break/><text:span text:style-name="T350">işlevselliklerin</text:span><text:span text:style-name="T351"> </text:span><text:span text:style-name="T352">değiştirilmesi, </text:span><text:span text:style-name="T353">yeni </text:span><text:span text:style-name="T350">işlevselliklerin</text:span><text:span text:style-name="T352"> eklenmesi </text:span><text:span text:style-name="T403">ve</text:span><text:span text:style-name="T354"> optimizasyon yapılması</text:span><text:span text:style-name="T245">. </text:span><text:span text:style-name="T240">Geliştirilen yeni sürümler </text:span><text:span text:style-name="T246">“</text:span><text:span text:style-name="T78">Sürüm II.I, Sürüm II.II …</text:span><text:span text:style-name="T246">” <text:s/></text:span><text:span text:style-name="T240">şeklinde adlandırılacak ve güncellemeler, yenilikler </text:span><text:span text:style-name="T242">belgelenecektir</text:span><text:span text:style-name="T240">.</text:span></text:p>
      <text:p text:style-name="P98"/>
      <text:p text:style-name="P99">---------------------------------------------------------------------------------------------</text:p>
      <text:p text:style-name="P97"/>
      <text:p text:style-name="P76"><text:span text:style-name="T100">M</text:span><text:span text:style-name="T246">yCar Rent Yazılım Sistemi Geliştirme </text:span><text:span text:style-name="T262">Süreci </text:span><text:span text:style-name="T269">İş Yükü Dağılımı</text:span></text:p>
      <text:p text:style-name="P101"/>
      <text:p text:style-name="P135">Planlama:</text:p>
      <text:p text:style-name="P30"><text:span text:style-name="T270">Yazılım Mühendisi </text:span><text:span text:style-name="T155">Muhammed Yusuf Akçadağ</text:span></text:p>
      <text:p text:style-name="P119"/>
      <text:p text:style-name="P135">Analiz:</text:p>
      <text:p text:style-name="P30"><text:span text:style-name="T270">Yazılım Mühendisi </text:span><text:span text:style-name="T155">Muhammed Yusuf Akçadağ</text:span></text:p>
      <text:p text:style-name="P136">MyCar Rent Analiz Ekibi</text:p>
      <text:p text:style-name="P122"/>
      <text:p text:style-name="P137">Tasarım:</text:p>
      <text:p text:style-name="P31"><text:span text:style-name="T270">Yazılım Mühendisi </text:span><text:span text:style-name="T155">Muhammed Yusuf Akçadağ</text:span></text:p>
      <text:p text:style-name="P120"/>
      <text:p text:style-name="P26"><text:span text:style-name="T156">Gerçekleştirme</text:span><text:span text:style-name="T155">:</text:span></text:p>
      <text:p text:style-name="P32"><text:span text:style-name="T157"><text:tab/>UI</text:span><text:span text:style-name="T155">:</text:span></text:p>
      <text:p text:style-name="P32"><text:span text:style-name="T272"><text:tab/>Kullanıcı Arayüzü Geliştirici</text:span><text:span text:style-name="T271"> </text:span><text:span text:style-name="T158">Sinem Berre Kürkçü</text:span></text:p>
      <text:p text:style-name="P32"><text:span text:style-name="T270"><text:tab/>Yazılım Mühendisi </text:span><text:span text:style-name="T155">Muhammed Yusuf Akçadağ</text:span></text:p>
      <text:p text:style-name="P32"><text:span text:style-name="T159"><text:tab/>Apps</text:span><text:span text:style-name="T155">:</text:span></text:p>
      <text:p text:style-name="P32"><text:span text:style-name="T286"><text:tab/>Uygulama</text:span><text:span text:style-name="T273"> Geliştirici</text:span><text:span text:style-name="T270"> </text:span><text:span text:style-name="T160">İrem Hüdanur Kürkçü</text:span></text:p>
      <text:p text:style-name="P32"><text:span text:style-name="T270"><text:tab/>Yazılım Mühendisi </text:span><text:span text:style-name="T155">Muhammed Yusuf Akçadağ</text:span></text:p>
      <text:p text:style-name="P32"><text:span text:style-name="T161"><text:tab/>Database</text:span><text:span text:style-name="T155">:</text:span></text:p>
      <text:p text:style-name="P32"><text:span text:style-name="T272"><text:tab/>Veritaban</text:span><text:span text:style-name="T274">ı Geliştirici </text:span><text:span text:style-name="T162">Ali Erkam Akçadağ</text:span></text:p>
      <text:p text:style-name="P124"/>
      <text:p text:style-name="P33"><text:span text:style-name="T163">Doğrulama</text:span><text:span text:style-name="T155">:</text:span></text:p>
      <text:p text:style-name="P33"><text:span text:style-name="T270">Yazılım Mühendisi </text:span><text:span text:style-name="T155">Muhammed Yusuf Akçadağ</text:span></text:p>
      <text:p text:style-name="P33"><text:span text:style-name="T164">MyCar Rent </text:span><text:span text:style-name="T165">Doğrulama</text:span><text:span text:style-name="T164"> Ekibi</text:span></text:p>
      <text:p text:style-name="P123"/>
      <text:p text:style-name="P138">Yayı<text:span text:style-name="T390">m</text:span>lama:</text:p>
      <text:p text:style-name="P34"><text:soft-page-break/><text:span text:style-name="T270">Yazılım Mühendisi </text:span><text:span text:style-name="T155">Muhammed Yusuf Akçadağ</text:span></text:p>
      <text:p text:style-name="P121"/>
      <text:p text:style-name="P35"><text:span text:style-name="T166">Bakım</text:span><text:span text:style-name="T155">:</text:span></text:p>
      <text:p text:style-name="P35"><text:span text:style-name="T270">Yazılım Mühendisi </text:span><text:span text:style-name="T155">Muhammed Yusuf Akçadağ</text:span></text:p>
      <text:p text:style-name="P35"><text:span text:style-name="T272">Kullanıcı Arayüzü Geliştirici</text:span><text:span text:style-name="T271"> </text:span><text:span text:style-name="T158">Sinem Berre Kürkçü</text:span></text:p>
      <text:p text:style-name="P35"><text:span text:style-name="T287">Uygulama</text:span><text:span text:style-name="T273"> Geliştirici</text:span><text:span text:style-name="T270"> </text:span><text:span text:style-name="T160">İrem Hüdanur Kürkçü</text:span></text:p>
      <text:p text:style-name="P35"><text:span text:style-name="T272">Veritaban</text:span><text:span text:style-name="T274">ı Geliştirici </text:span><text:span text:style-name="T162">Ali Erkam Akçadağ</text:span></text:p>
      <text:p text:style-name="P97"/>
      <text:p text:style-name="P74"><text:span text:style-name="T100">M</text:span><text:span text:style-name="T246">yCar Rent Yazılım Sistemi Geliştirme </text:span><text:span text:style-name="T262">Süreci</text:span><text:span text:style-name="T246"> </text:span><text:span text:style-name="T256">Takvimi</text:span></text:p>
      <text:p text:style-name="P100"/>
      <text:p text:style-name="P25"><text:span text:style-name="T256"><text:tab/></text:span><text:span text:style-name="T144">MyCar Rent Yazılım Sistemi Geliştirme </text:span><text:span text:style-name="T152">Süreci</text:span><text:span text:style-name="T144"> </text:span><text:span text:style-name="T151">T</text:span><text:span text:style-name="T152">akvimi</text:span><text:span text:style-name="T144"> </text:span><text:span text:style-name="T331">yazılım geliştirme</text:span><text:span text:style-name="T2"> </text:span><text:span text:style-name="T29">eki</text:span><text:span text:style-name="T334">bi</text:span><text:span text:style-name="T29"> lideri ve yazılım mühendisi</text:span><text:span text:style-name="T145"> </text:span><text:span text:style-name="T148">Muhammed Yusuf Akçadağ</text:span><text:span text:style-name="T257"> </text:span><text:span text:style-name="T258">tarafından </text:span><text:span text:style-name="T263">oluşturulmuş </text:span><text:span text:style-name="T264">olup</text:span><text:span text:style-name="T248"> </text:span><text:span text:style-name="T144">“MyCar Rent Yazılım Sistemi Geliştirme Süreci </text:span><text:span text:style-name="T153">Takvimi</text:span><text:span text:style-name="T144">” </text:span><text:span text:style-name="T248">adlı </text:span><text:span text:style-name="T323">belgeyle</text:span><text:span text:style-name="T249"> </text:span><text:span text:style-name="T250">kayıt altına alınmıştır. Geliştirme süreci boyunca </text:span><text:span text:style-name="T265">takvim</text:span><text:span text:style-name="T150"> </text:span><text:span text:style-name="T257">Muhammed Yusuf Akçadağ </text:span><text:span text:style-name="T258">tarafından</text:span><text:span text:style-name="T251"> takip edilecek olup, </text:span><text:span text:style-name="T252">tutarsızlıklar en aza indirilmeye çalışılacak; </text:span><text:span text:style-name="T259">gerekli düzenleme</text:span><text:span text:style-name="T260">ler</text:span><text:span text:style-name="T259"> yapılacaktır</text:span><text:span text:style-name="T252">.</text:span></text:p>
      <text:p text:style-name="P102"/>
      <text:p text:style-name="P77"><text:span text:style-name="T100">M</text:span><text:span text:style-name="T246">yCar Rent Yazılım Sistemi </text:span><text:span text:style-name="T275">Yasal Gereksinimler</text:span><text:span text:style-name="T276">i</text:span></text:p>
      <text:p text:style-name="P103"/>
      <text:p text:style-name="P36"><text:span text:style-name="T276"><text:tab/> </text:span><text:span text:style-name="T144">MyCar Rent Yazılım Sistemi </text:span><text:span text:style-name="T167">Yasal Gereksinimleri “Fe&amp;Ze Hukuk Bürosu” </text:span><text:span text:style-name="T278">aracılığı</text:span><text:span text:style-name="T324">yla</text:span><text:span text:style-name="T277">, </text:span><text:span text:style-name="T168">MyCar Rent </text:span><text:span text:style-name="T278">şirketi yasal temsilcisi ve </text:span><text:span text:style-name="T168">YuSoft <text:s/></text:span><text:span text:style-name="T278">şirketi yasal temsilcisi liderliğinde </text:span><text:span text:style-name="T168">“MyCar Rent Yazılım Sistemi Yasal Gereksinimleri” </text:span><text:span text:style-name="T278">adlı </text:span><text:span text:style-name="T323">belgeyle</text:span><text:span text:style-name="T278"> </text:span><text:span text:style-name="T279">kayıt altına alınmıştır</text:span><text:span text:style-name="T278">. <text:s/></text:span><text:span text:style-name="T250">Geliştirme süreci boyunca </text:span><text:span text:style-name="T280">bu gereksinimlere titizlikle dikkat edilecektir.</text:span></text:p>
      <text:p text:style-name="P80"/>
      <text:p text:style-name="P75"><text:span text:style-name="T71">M</text:span><text:span text:style-name="T79">yCar Rent Yazılım Sistemi </text:span><text:span text:style-name="T83">Geliştirme Süreci</text:span><text:span text:style-name="T79"> </text:span><text:span text:style-name="T82">Maliyet</text:span><text:span text:style-name="T94">i</text:span><text:span text:style-name="T82"> Analizi</text:span></text:p>
      <text:p text:style-name="P96"/>
      <text:p text:style-name="P37"><text:span text:style-name="T247"><text:tab/></text:span><text:span text:style-name="T144">MyCar Rent Yazılım Sistemi Geliştirme Süreci </text:span><text:span text:style-name="T248">zamansal ve parasal maliyet analizi </text:span><text:span text:style-name="T266">yazılım geliştirme</text:span><text:span text:style-name="T154"> </text:span><text:span text:style-name="T267">eki</text:span><text:span text:style-name="T268">bi</text:span><text:span text:style-name="T267"> lideri ve yazılım </text:span><text:soft-page-break/><text:span text:style-name="T267">mühendisi</text:span><text:span text:style-name="T145"> </text:span><text:span text:style-name="T148">Muhammed Yusuf Akçadağ</text:span><text:span text:style-name="T257"> </text:span><text:span text:style-name="T258">tarafından</text:span><text:span text:style-name="T248"> yapılmı</text:span><text:span text:style-name="T249">ş</text:span><text:span text:style-name="T248"> olup </text:span><text:span text:style-name="T144">“MyCar Rent Yazılım Sistemi Geliştirme Süreci Zamansal ve Parasal Maliyet Analizi </text:span><text:span text:style-name="T149">Raporu</text:span><text:span text:style-name="T144">” </text:span><text:span text:style-name="T248">adlı </text:span><text:span text:style-name="T323">belgeyle</text:span><text:span text:style-name="T249"> </text:span><text:span text:style-name="T250">kayıt altına alınmıştır. Geliştirme süreci boyunca </text:span><text:span text:style-name="T251">analiz ve gerçek veril</text:span><text:span text:style-name="T261">er</text:span><text:span text:style-name="T150"> </text:span><text:span text:style-name="T257">Muhammed Yusuf Akçadağ </text:span><text:span text:style-name="T258">tarafından</text:span><text:span text:style-name="T251"> takip edilecek olup, </text:span><text:span text:style-name="T252">tutarsızlıklar en aza indirilmeye çalışılacak; </text:span><text:span text:style-name="T259">gerekli düzenleme</text:span><text:span text:style-name="T260">ler</text:span><text:span text:style-name="T259"> yapılacaktır</text:span><text:span text:style-name="T252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5H42M27S</meta:editing-duration>
    <meta:editing-cycles>790</meta:editing-cycles>
    <meta:generator>LibreOffice/7.3.2.2$Windows_X86_64 LibreOffice_project/49f2b1bff42cfccbd8f788c8dc32c1c309559be0</meta:generator>
    <dc:date>2022-06-26T09:26:09.215000000</dc:date>
    <meta:document-statistic meta:table-count="0" meta:image-count="0" meta:object-count="0" meta:page-count="10" meta:paragraph-count="138" meta:word-count="1386" meta:character-count="13381" meta:non-whitespace-character-count="12081"/>
  </office:meta>
</office:document-meta>
</file>